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3F70000001FC652DD4CA4F8CD07.png" manifest:media-type="image/png"/>
  <manifest:file-entry manifest:full-path="Pictures/100000000000001500000017EAFF80DC363F2CF0.png" manifest:media-type="image/png"/>
  <manifest:file-entry manifest:full-path="Pictures/1000020100000243000000277A63F7D04A284EE9.png" manifest:media-type="image/png"/>
  <manifest:file-entry manifest:full-path="Pictures/1000020000000020000000206284DE9C05FFED8F.png" manifest:media-type="image/png"/>
  <manifest:file-entry manifest:full-path="Pictures/100002010000034600000025EA268ED2ED7DBA35.png" manifest:media-type="image/png"/>
  <manifest:file-entry manifest:full-path="Pictures/1000020000000030000000306F43286E97B59990.png" manifest:media-type="image/png"/>
  <manifest:file-entry manifest:full-path="Pictures/1000020100000176000001F301D89B70A39CF1EE.png" manifest:media-type="image/png"/>
  <manifest:file-entry manifest:full-path="Pictures/10000201000003E8000000D2A7FE72F00FFCF111.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00000000073000000E837485688485EAE4E.png" manifest:media-type="image/png"/>
  <manifest:file-entry manifest:full-path="Pictures/10000000000003F5000000280AC11427BCE7AA0D.png" manifest:media-type="image/png"/>
  <manifest:file-entry manifest:full-path="Pictures/10000201000001CF000001C8E890F0B1884DE3F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paragraph-rsid="00503430"/>
    </style:style>
    <style:style style:name="P5" style:family="paragraph" style:parent-style-name="Table_20_Contents">
      <style:text-properties style:font-name="Liberation Sans" fo:font-size="10.5pt" officeooo:rsid="017ed03c" officeooo:paragraph-rsid="017ed03c" style:font-size-asian="10.5pt"/>
    </style:style>
    <style:style style:name="P6" style:family="paragraph" style:parent-style-name="Table_20_Contents">
      <style:text-properties officeooo:rsid="018ed60e" officeooo:paragraph-rsid="018ed60e"/>
    </style:style>
    <style:style style:name="P7" style:family="paragraph" style:parent-style-name="Table_20_Contents">
      <style:text-properties officeooo:paragraph-rsid="0197ac08"/>
    </style:style>
    <style:style style:name="P8" style:family="paragraph" style:parent-style-name="Text_20_body" style:master-page-name="">
      <style:paragraph-properties fo:keep-together="always" fo:orphans="0" fo:widows="0" style:page-number="auto" style:writing-mode="page"/>
      <style:text-properties officeooo:paragraph-rsid="013f311a"/>
    </style:style>
    <style:style style:name="P9" style:family="paragraph" style:parent-style-name="Text_20_body">
      <style:text-properties officeooo:paragraph-rsid="00503430"/>
    </style:style>
    <style:style style:name="P10" style:family="paragraph" style:parent-style-name="Text_20_body">
      <style:text-properties officeooo:paragraph-rsid="013c7044"/>
    </style:style>
    <style:style style:name="P11" style:family="paragraph" style:parent-style-name="Text_20_body">
      <style:text-properties officeooo:paragraph-rsid="013cbc1d"/>
    </style:style>
    <style:style style:name="P12" style:family="paragraph" style:parent-style-name="Text_20_body">
      <style:text-properties officeooo:paragraph-rsid="013f311a"/>
    </style:style>
    <style:style style:name="P13" style:family="paragraph" style:parent-style-name="Text_20_body">
      <style:text-properties officeooo:paragraph-rsid="01429e55"/>
    </style:style>
    <style:style style:name="P14" style:family="paragraph" style:parent-style-name="Text_20_body">
      <style:text-properties officeooo:paragraph-rsid="014b5318"/>
    </style:style>
    <style:style style:name="P15" style:family="paragraph" style:parent-style-name="Text_20_body">
      <style:text-properties officeooo:paragraph-rsid="014cf439"/>
    </style:style>
    <style:style style:name="P16" style:family="paragraph" style:parent-style-name="Text_20_body">
      <style:text-properties officeooo:paragraph-rsid="016e5e67"/>
    </style:style>
    <style:style style:name="P17" style:family="paragraph" style:parent-style-name="Text_20_body">
      <style:text-properties officeooo:paragraph-rsid="017a88e2"/>
    </style:style>
    <style:style style:name="P18" style:family="paragraph" style:parent-style-name="Text_20_body">
      <style:text-properties officeooo:paragraph-rsid="0156bc7d"/>
    </style:style>
    <style:style style:name="P19" style:family="paragraph" style:parent-style-name="Text_20_body">
      <style:text-properties officeooo:paragraph-rsid="01a408b1"/>
    </style:style>
    <style:style style:name="P20" style:family="paragraph" style:parent-style-name="Text_20_body">
      <style:text-properties officeooo:paragraph-rsid="01a4e133"/>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Subtitle">
      <style:text-properties officeooo:paragraph-rsid="00503430"/>
    </style:style>
    <style:style style:name="P23" style:family="paragraph" style:parent-style-name="Caption">
      <style:text-properties officeooo:paragraph-rsid="01346825"/>
    </style:style>
    <style:style style:name="P24" style:family="paragraph" style:parent-style-name="Caption">
      <style:text-properties officeooo:paragraph-rsid="017bcb08"/>
    </style:style>
    <style:style style:name="P25" style:family="paragraph" style:parent-style-name="Text_20_Body_20_List_20_Intro">
      <style:text-properties officeooo:paragraph-rsid="013f311a"/>
    </style:style>
    <style:style style:name="P26" style:family="paragraph" style:parent-style-name="Text_20_Body_20_List_20_Intro">
      <style:text-properties officeooo:paragraph-rsid="01466196"/>
    </style:style>
    <style:style style:name="P27" style:family="paragraph" style:parent-style-name="Text_20_Body_20_List_20_Intro">
      <style:text-properties fo:font-weight="normal" officeooo:rsid="001e6402" officeooo:paragraph-rsid="01429e55"/>
    </style:style>
    <style:style style:name="P28" style:family="paragraph" style:parent-style-name="Text_20_Body_20_List_20_Intro">
      <style:text-properties officeooo:paragraph-rsid="01535a3d"/>
    </style:style>
    <style:style style:name="P29" style:family="paragraph" style:parent-style-name="Text_20_Body_20_List_20_Intro">
      <style:text-properties officeooo:paragraph-rsid="016a33cb"/>
    </style:style>
    <style:style style:name="P30" style:family="paragraph" style:parent-style-name="Text_20_Body_20_List_20_Intro">
      <style:text-properties officeooo:paragraph-rsid="016bd247"/>
    </style:style>
    <style:style style:name="P31" style:family="paragraph" style:parent-style-name="Text_20_Note">
      <style:text-properties officeooo:rsid="00998374" officeooo:paragraph-rsid="013f311a"/>
    </style:style>
    <style:style style:name="P32" style:family="paragraph" style:parent-style-name="Text_20_Note">
      <style:text-properties officeooo:paragraph-rsid="01587a1d"/>
    </style:style>
    <style:style style:name="P33" style:family="paragraph" style:parent-style-name="Text_20_Note">
      <style:text-properties officeooo:rsid="017ee214" officeooo:paragraph-rsid="017ee214"/>
    </style:style>
    <style:style style:name="P34" style:family="paragraph" style:parent-style-name="Figure">
      <style:text-properties officeooo:paragraph-rsid="013cbc1d"/>
    </style:style>
    <style:style style:name="P35" style:family="paragraph" style:parent-style-name="Figure">
      <style:text-properties officeooo:rsid="002e3ff7"/>
    </style:style>
    <style:style style:name="P36" style:family="paragraph" style:parent-style-name="Figure">
      <style:text-properties officeooo:paragraph-rsid="016e5e67"/>
    </style:style>
    <style:style style:name="P37" style:family="paragraph" style:parent-style-name="Title">
      <style:text-properties officeooo:paragraph-rsid="01355ebc"/>
    </style:style>
    <style:style style:name="P38" style:family="paragraph" style:parent-style-name="Contents_20_3">
      <style:paragraph-properties>
        <style:tab-stops>
          <style:tab-stop style:position="15.984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Text_20_body_20_indent">
      <style:text-properties officeooo:paragraph-rsid="0180eb82"/>
    </style:style>
    <style:style style:name="P43" style:family="paragraph" style:parent-style-name="Text_20_body_20_indent">
      <style:paragraph-properties fo:margin-left="1.27cm" fo:margin-right="0cm" fo:text-indent="0cm" style:auto-text-indent="false"/>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16e5e67"/>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rsid="013c7044" officeooo:paragraph-rsid="01355ebc"/>
    </style:style>
    <style:style style:name="P48" style:family="paragraph" style:parent-style-name="Heading_20_2">
      <style:text-properties officeooo:paragraph-rsid="00503430"/>
    </style:style>
    <style:style style:name="P49" style:family="paragraph" style:parent-style-name="Heading_20_2">
      <style:text-properties officeooo:paragraph-rsid="013f311a"/>
    </style:style>
    <style:style style:name="P50" style:family="paragraph" style:parent-style-name="Heading_20_2">
      <style:text-properties officeooo:paragraph-rsid="0156bc7d"/>
    </style:style>
    <style:style style:name="P51" style:family="paragraph" style:parent-style-name="Heading_20_2">
      <style:text-properties officeooo:paragraph-rsid="016e5e67"/>
    </style:style>
    <style:style style:name="P52" style:family="paragraph" style:parent-style-name="Heading_20_3">
      <style:text-properties fo:language="en" fo:country="US"/>
    </style:style>
    <style:style style:name="P53" style:family="paragraph" style:parent-style-name="Heading_20_3">
      <style:text-properties officeooo:paragraph-rsid="013cbc1d"/>
    </style:style>
    <style:style style:name="P54" style:family="paragraph" style:parent-style-name="Heading_20_Caution">
      <style:text-properties fo:color="#000000" style:font-name="Liberation Sans3" fo:font-size="13pt" fo:font-weight="bold" officeooo:rsid="01a742ab" officeooo:paragraph-rsid="01a742ab" style:font-size-asian="10.5pt" style:font-weight-asian="normal" style:font-weight-complex="normal"/>
    </style:style>
    <style:style style:name="P55" style:family="paragraph" style:parent-style-name="Heading_20_Caution">
      <style:text-properties officeooo:rsid="00998374" officeooo:paragraph-rsid="013f311a"/>
    </style:style>
    <style:style style:name="P56" style:family="paragraph" style:parent-style-name="Heading_20_Note">
      <style:text-properties officeooo:paragraph-rsid="01587a1d"/>
    </style:style>
    <style:style style:name="P57" style:family="paragraph" style:parent-style-name="List_20_1" style:list-style-name="List_20_1">
      <style:text-properties officeooo:paragraph-rsid="0153dcc2"/>
    </style:style>
    <style:style style:name="P58" style:family="paragraph" style:parent-style-name="List_20_1" style:list-style-name="List_20_1">
      <style:text-properties officeooo:paragraph-rsid="0155207a"/>
    </style:style>
    <style:style style:name="P59" style:family="paragraph" style:parent-style-name="List_20_1" style:list-style-name="List_20_1">
      <style:text-properties officeooo:paragraph-rsid="0156ba79"/>
    </style:style>
    <style:style style:name="P60" style:family="paragraph" style:parent-style-name="List_20_1" style:list-style-name="List_20_1">
      <style:text-properties officeooo:paragraph-rsid="01a4e133"/>
    </style:style>
    <style:style style:name="P61" style:family="paragraph" style:parent-style-name="List_20_1" style:list-style-name="List_20_1">
      <style:text-properties officeooo:paragraph-rsid="0180717b"/>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a4e133"/>
    </style:style>
    <style:style style:name="P68" style:family="paragraph" style:parent-style-name="List_20_1">
      <style:text-properties officeooo:paragraph-rsid="016a33cb"/>
    </style:style>
    <style:style style:name="P69" style:family="paragraph" style:parent-style-name="List_20_1">
      <style:text-properties officeooo:paragraph-rsid="0180717b"/>
    </style:style>
    <style:style style:name="P70" style:family="paragraph" style:parent-style-name="Numbering_20_1">
      <style:text-properties officeooo:paragraph-rsid="013cbc1d"/>
    </style:style>
    <style:style style:name="P71" style:family="paragraph" style:parent-style-name="Numbering_20_1">
      <style:text-properties officeooo:paragraph-rsid="013f311a"/>
    </style:style>
    <style:style style:name="P72" style:family="paragraph" style:parent-style-name="Numbering_20_1" style:list-style-name="Numbering_20_1">
      <style:text-properties officeooo:paragraph-rsid="015ba224"/>
    </style:style>
    <style:style style:name="P73" style:family="paragraph" style:parent-style-name="Numbering_20_1" style:list-style-name="Numbering_20_1">
      <style:text-properties officeooo:paragraph-rsid="0180eb82"/>
    </style:style>
    <style:style style:name="P74" style:family="paragraph" style:parent-style-name="Numbering_20_1" style:list-style-name="Numbering_20_1">
      <style:text-properties officeooo:paragraph-rsid="01466196"/>
    </style:style>
    <style:style style:name="P75" style:family="paragraph" style:parent-style-name="Numbering_20_1" style:list-style-name="OOoNum_20_123"/>
    <style:style style:name="P76" style:family="paragraph" style:parent-style-name="Numbering_20_1">
      <style:text-properties officeooo:paragraph-rsid="01466196"/>
    </style:style>
    <style:style style:name="P77" style:family="paragraph" style:parent-style-name="Numbering_20_1">
      <style:text-properties officeooo:paragraph-rsid="014e0122"/>
    </style:style>
    <style:style style:name="P78" style:family="paragraph" style:parent-style-name="Numbering_20_1">
      <style:text-properties officeooo:paragraph-rsid="01a4e133"/>
    </style:style>
    <style:style style:name="P79" style:family="paragraph" style:parent-style-name="Numbering_20_1">
      <style:paragraph-properties>
        <style:tab-stops/>
      </style:paragraph-properties>
      <style:text-properties officeooo:paragraph-rsid="01a4e133"/>
    </style:style>
    <style:style style:name="P80" style:family="paragraph" style:parent-style-name="Numbering_20_1" style:master-page-name="">
      <style:paragraph-properties style:page-number="auto"/>
      <style:text-properties officeooo:paragraph-rsid="01a4e133"/>
    </style:style>
    <style:style style:name="P81"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style:font-name="Liberation Sans" fo:font-size="11pt" fo:language="en" fo:country="US"/>
    </style:style>
    <style:style style:name="T11" style:family="text">
      <style:text-properties style:font-name="Liberation Sans" fo:font-size="11pt" fo:language="en" fo:country="US" officeooo:rsid="000a6ae2"/>
    </style:style>
    <style:style style:name="T12" style:family="text">
      <style:text-properties style:font-name="Liberation Sans" fo:font-size="11pt" fo:language="en" fo:country="US" officeooo:rsid="001b9883"/>
    </style:style>
    <style:style style:name="T13" style:family="text">
      <style:text-properties style:font-name="Liberation Sans" fo:font-size="11pt" fo:language="en" fo:country="US" officeooo:rsid="013c7044"/>
    </style:style>
    <style:style style:name="T14" style:family="text">
      <style:text-properties style:font-name="Liberation Sans" fo:font-size="11pt" fo:font-style="italic" officeooo:rsid="00503430" style:font-size-asian="10.5pt" style:font-style-asian="italic" style:font-style-complex="italic"/>
    </style:style>
    <style:style style:name="T15" style:family="text">
      <style:text-properties style:font-name="Liberation Sans" fo:font-size="11pt" fo:font-style="italic" officeooo:rsid="017a88e2" style:font-size-asian="10.5pt" style:font-style-asian="italic" style:font-style-complex="italic"/>
    </style:style>
    <style:style style:name="T16" style:family="text">
      <style:text-properties style:font-name="Liberation Sans" fo:font-size="11pt" fo:font-style="italic" officeooo:rsid="019c2d03" style:font-size-asian="10.5pt" style:font-style-asian="italic" style:font-style-complex="italic"/>
    </style:style>
    <style:style style:name="T17" style:family="text">
      <style:text-properties style:font-name="Liberation Sans" fo:font-size="11pt" officeooo:rsid="017ed03c" style:font-size-asian="10.5pt"/>
    </style:style>
    <style:style style:name="T18" style:family="text">
      <style:text-properties style:font-name="Liberation Sans" fo:font-size="11pt" officeooo:rsid="017ee214" style:font-size-asian="10.5pt"/>
    </style:style>
    <style:style style:name="T19" style:family="text">
      <style:text-properties style:font-name="Liberation Sans" fo:font-size="11pt" officeooo:rsid="017ee3e2" style:font-size-asian="10.5pt"/>
    </style:style>
    <style:style style:name="T20" style:family="text">
      <style:text-properties style:font-name="Liberation Sans" fo:font-size="11pt" officeooo:rsid="0180717b" style:font-size-asian="10.5pt"/>
    </style:style>
    <style:style style:name="T21" style:family="text">
      <style:text-properties style:font-name="Liberation Sans" fo:font-size="11pt" officeooo:rsid="0180eb82" style:font-size-asian="10.5pt"/>
    </style:style>
    <style:style style:name="T22" style:family="text">
      <style:text-properties style:font-name="Liberation Sans" fo:font-size="11pt" officeooo:rsid="018a610d" style:font-size-asian="10.5pt"/>
    </style:style>
    <style:style style:name="T23" style:family="text">
      <style:text-properties style:font-name="Liberation Sans" fo:font-size="11pt" officeooo:rsid="01901424" style:font-size-asian="10.5pt"/>
    </style:style>
    <style:style style:name="T24" style:family="text">
      <style:text-properties style:font-name="Liberation Sans" fo:font-size="11pt" officeooo:rsid="01928094" style:font-size-asian="10.5pt"/>
    </style:style>
    <style:style style:name="T25" style:family="text">
      <style:text-properties style:font-name="Liberation Sans" fo:font-size="11pt" officeooo:rsid="019467e6" style:font-size-asian="10.5pt"/>
    </style:style>
    <style:style style:name="T26" style:family="text">
      <style:text-properties style:font-name="Liberation Sans" fo:font-size="10.4499998092651pt" fo:language="en" fo:country="US" style:letter-kerning="true"/>
    </style:style>
    <style:style style:name="T27" style:family="text">
      <style:text-properties style:font-name="Liberation Sans" style:font-name-asian="DejaVu Sans" style:font-name-complex="Lucidasans"/>
    </style:style>
    <style:style style:name="T28" style:family="text">
      <style:text-properties style:font-name="Liberation Sans" officeooo:rsid="0017126d" style:font-name-asian="DejaVu Sans" style:font-name-complex="Lucidasans"/>
    </style:style>
    <style:style style:name="T29" style:family="text">
      <style:text-properties style:font-name="Liberation Sans" officeooo:rsid="0017ea86" style:font-name-asian="DejaVu Sans" style:font-name-complex="Lucidasans"/>
    </style:style>
    <style:style style:name="T30" style:family="text">
      <style:text-properties style:font-name="Liberation Sans" officeooo:rsid="0042afb8" style:font-name-asian="DejaVu Sans" style:font-name-complex="Lucidasans"/>
    </style:style>
    <style:style style:name="T31" style:family="text">
      <style:text-properties style:font-name="Liberation Sans" fo:font-size="10.5pt" officeooo:rsid="0197ac08" style:font-size-asian="10.5pt"/>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4b6f8b" style:font-weight-asian="normal" style:font-weight-complex="normal"/>
    </style:style>
    <style:style style:name="T35" style:family="text">
      <style:text-properties fo:font-weight="normal" officeooo:rsid="0153dcc2" style:font-weight-asian="normal" style:font-weight-complex="normal"/>
    </style:style>
    <style:style style:name="T36" style:family="text">
      <style:text-properties fo:font-weight="normal" officeooo:rsid="001b9883"/>
    </style:style>
    <style:style style:name="T37" style:family="text">
      <style:text-properties fo:font-weight="normal" officeooo:rsid="013f311a"/>
    </style:style>
    <style:style style:name="T38" style:family="text">
      <style:text-properties fo:font-weight="bold" style:font-weight-asian="bold" style:font-weight-complex="bold"/>
    </style:style>
    <style:style style:name="T39" style:family="text">
      <style:text-properties fo:font-weight="bold" officeooo:rsid="0017ea86" style:font-weight-asian="bold" style:font-weight-complex="bold"/>
    </style:style>
    <style:style style:name="T40" style:family="text">
      <style:text-properties fo:font-weight="bold" officeooo:rsid="002e3ff7" style:font-weight-asian="bold" style:font-weight-complex="bold"/>
    </style:style>
    <style:style style:name="T41" style:family="text">
      <style:text-properties fo:font-weight="bold" officeooo:rsid="003b8504" style:font-weight-asian="bold" style:font-weight-complex="bold"/>
    </style:style>
    <style:style style:name="T42" style:family="text">
      <style:text-properties fo:font-weight="bold" officeooo:rsid="0047fd89" style:font-weight-asian="bold" style:font-weight-complex="bold"/>
    </style:style>
    <style:style style:name="T43" style:family="text">
      <style:text-properties fo:font-weight="bold" officeooo:rsid="014fa548" style:font-weight-asian="bold" style:font-weight-complex="bold"/>
    </style:style>
    <style:style style:name="T44" style:family="text">
      <style:text-properties fo:font-size="11pt"/>
    </style:style>
    <style:style style:name="T45" style:family="text">
      <style:text-properties fo:font-size="11pt" officeooo:rsid="0180717b"/>
    </style:style>
    <style:style style:name="T46" style:family="text">
      <style:text-properties officeooo:rsid="00e12655"/>
    </style:style>
    <style:style style:name="T47" style:family="text">
      <style:text-properties style:font-name-asian="DejaVu Sans" style:font-name-complex="Lucidasans"/>
    </style:style>
    <style:style style:name="T48" style:family="text">
      <style:text-properties text:display="none"/>
    </style:style>
    <style:style style:name="T49" style:family="text">
      <style:text-properties officeooo:rsid="001af8dd"/>
    </style:style>
    <style:style style:name="T50" style:family="text">
      <style:text-properties officeooo:rsid="01355ebc"/>
    </style:style>
    <style:style style:name="T51" style:family="text">
      <style:text-properties officeooo:rsid="000a6ae2"/>
    </style:style>
    <style:style style:name="T52" style:family="text">
      <style:text-properties officeooo:rsid="000bb5eb"/>
    </style:style>
    <style:style style:name="T53" style:family="text">
      <style:text-properties officeooo:rsid="000d164f"/>
    </style:style>
    <style:style style:name="T54" style:family="text">
      <style:text-properties style:font-name="Times New Roman1" fo:font-size="12pt"/>
    </style:style>
    <style:style style:name="T55" style:family="text">
      <style:text-properties fo:language="en" fo:country="US"/>
    </style:style>
    <style:style style:name="T56" style:family="text">
      <style:text-properties officeooo:rsid="001e6402"/>
    </style:style>
    <style:style style:name="T57" style:family="text">
      <style:text-properties officeooo:rsid="00151ec9"/>
    </style:style>
    <style:style style:name="T58" style:family="text">
      <style:text-properties officeooo:rsid="00166dbb"/>
    </style:style>
    <style:style style:name="T59" style:family="text">
      <style:text-properties officeooo:rsid="002219a0"/>
    </style:style>
    <style:style style:name="T60" style:family="text">
      <style:text-properties officeooo:rsid="0024b573"/>
    </style:style>
    <style:style style:name="T61" style:family="text">
      <style:text-properties officeooo:rsid="0017126d"/>
    </style:style>
    <style:style style:name="T62" style:family="text">
      <style:text-properties officeooo:rsid="0017ea86"/>
    </style:style>
    <style:style style:name="T63" style:family="text">
      <style:text-properties officeooo:rsid="00269493"/>
    </style:style>
    <style:style style:name="T64" style:family="text">
      <style:text-properties officeooo:rsid="001b9883"/>
    </style:style>
    <style:style style:name="T65" style:family="text">
      <style:text-properties officeooo:rsid="00276460"/>
    </style:style>
    <style:style style:name="T66" style:family="text">
      <style:text-properties officeooo:rsid="002894f2"/>
    </style:style>
    <style:style style:name="T67" style:family="text">
      <style:text-properties officeooo:rsid="0021520a"/>
    </style:style>
    <style:style style:name="T68" style:family="text">
      <style:text-properties officeooo:rsid="00279e6c"/>
    </style:style>
    <style:style style:name="T69" style:family="text">
      <style:text-properties officeooo:rsid="0021dafc"/>
    </style:style>
    <style:style style:name="T70" style:family="text">
      <style:text-properties officeooo:rsid="0032d61f"/>
    </style:style>
    <style:style style:name="T71" style:family="text">
      <style:text-properties officeooo:rsid="0034c7a0"/>
    </style:style>
    <style:style style:name="T72" style:family="text">
      <style:text-properties officeooo:rsid="003675b9"/>
    </style:style>
    <style:style style:name="T73" style:family="text">
      <style:text-properties officeooo:rsid="002f4c8d"/>
    </style:style>
    <style:style style:name="T74" style:family="text">
      <style:text-properties officeooo:rsid="002d94c8"/>
    </style:style>
    <style:style style:name="T75" style:family="text">
      <style:text-properties officeooo:rsid="0030be3a"/>
    </style:style>
    <style:style style:name="T76" style:family="text">
      <style:text-properties officeooo:rsid="002e3ff7"/>
    </style:style>
    <style:style style:name="T77" style:family="text">
      <style:text-properties officeooo:rsid="00492cf4"/>
    </style:style>
    <style:style style:name="T78" style:family="text">
      <style:text-properties officeooo:rsid="002f7817"/>
    </style:style>
    <style:style style:name="T79" style:family="text">
      <style:text-properties officeooo:rsid="0037edee"/>
    </style:style>
    <style:style style:name="T80" style:family="text">
      <style:text-properties officeooo:rsid="00399d70"/>
    </style:style>
    <style:style style:name="T81" style:family="text">
      <style:text-properties officeooo:rsid="003b8504"/>
    </style:style>
    <style:style style:name="T82" style:family="text">
      <style:text-properties officeooo:rsid="003bf1a8"/>
    </style:style>
    <style:style style:name="T83" style:family="text">
      <style:text-properties officeooo:rsid="003d9c37"/>
    </style:style>
    <style:style style:name="T84" style:family="text">
      <style:text-properties officeooo:rsid="00407834"/>
    </style:style>
    <style:style style:name="T85" style:family="text">
      <style:text-properties officeooo:rsid="0041dfb2"/>
    </style:style>
    <style:style style:name="T86" style:family="text">
      <style:text-properties officeooo:rsid="00467da3"/>
    </style:style>
    <style:style style:name="T87" style:family="text">
      <style:text-properties officeooo:rsid="0048b140"/>
    </style:style>
    <style:style style:name="T88" style:family="text">
      <style:text-properties officeooo:rsid="0047fd89"/>
    </style:style>
    <style:style style:name="T89" style:family="text">
      <style:text-properties officeooo:rsid="004b6f8b"/>
    </style:style>
    <style:style style:name="T90" style:family="text">
      <style:text-properties officeooo:rsid="004ad1f1"/>
    </style:style>
    <style:style style:name="T91" style:family="text">
      <style:text-properties officeooo:rsid="004de0de"/>
    </style:style>
    <style:style style:name="T92" style:family="text">
      <style:text-properties officeooo:rsid="0036daed"/>
    </style:style>
    <style:style style:name="T93" style:family="text">
      <style:text-properties officeooo:rsid="0053a888"/>
    </style:style>
    <style:style style:name="T94" style:family="text">
      <style:text-properties officeooo:rsid="004ef4ee"/>
    </style:style>
    <style:style style:name="T95" style:family="text">
      <style:text-properties officeooo:rsid="004d094e"/>
    </style:style>
    <style:style style:name="T96" style:family="text">
      <style:text-properties officeooo:rsid="00507c52"/>
    </style:style>
    <style:style style:name="T97" style:family="text">
      <style:text-properties officeooo:rsid="01370f17"/>
    </style:style>
    <style:style style:name="T98" style:family="text">
      <style:text-properties officeooo:rsid="013c7044"/>
    </style:style>
    <style:style style:name="T99" style:family="text">
      <style:text-properties officeooo:rsid="013cbc1d"/>
    </style:style>
    <style:style style:name="T100" style:family="text">
      <style:text-properties officeooo:rsid="013d59a6"/>
    </style:style>
    <style:style style:name="T101" style:family="text">
      <style:text-properties officeooo:rsid="013f311a"/>
    </style:style>
    <style:style style:name="T102" style:family="text">
      <style:text-properties officeooo:rsid="01429e55"/>
    </style:style>
    <style:style style:name="T103" style:family="text">
      <style:text-properties officeooo:rsid="014392bf"/>
    </style:style>
    <style:style style:name="T104" style:family="text">
      <style:text-properties officeooo:rsid="01466196"/>
    </style:style>
    <style:style style:name="T105" style:family="text">
      <style:text-properties officeooo:rsid="01483db4"/>
    </style:style>
    <style:style style:name="T106" style:family="text">
      <style:text-properties officeooo:rsid="0149cd3f"/>
    </style:style>
    <style:style style:name="T107" style:family="text">
      <style:text-properties officeooo:rsid="014b5318"/>
    </style:style>
    <style:style style:name="T108" style:family="text">
      <style:text-properties officeooo:rsid="014cf439"/>
    </style:style>
    <style:style style:name="T109" style:family="text">
      <style:text-properties officeooo:rsid="014e0122"/>
    </style:style>
    <style:style style:name="T110" style:family="text">
      <style:text-properties officeooo:rsid="014fa548"/>
    </style:style>
    <style:style style:name="T111" style:family="text">
      <style:text-properties officeooo:rsid="015069be"/>
    </style:style>
    <style:style style:name="T112" style:family="text">
      <style:text-properties officeooo:rsid="01528715"/>
    </style:style>
    <style:style style:name="T113" style:family="text">
      <style:text-properties officeooo:rsid="01535a3d"/>
    </style:style>
    <style:style style:name="T114" style:family="text">
      <style:text-properties officeooo:rsid="0153dcc2"/>
    </style:style>
    <style:style style:name="T115" style:family="text">
      <style:text-properties officeooo:rsid="0155207a"/>
    </style:style>
    <style:style style:name="T116" style:family="text">
      <style:text-properties officeooo:rsid="0156bc7d"/>
    </style:style>
    <style:style style:name="T117" style:family="text">
      <style:text-properties officeooo:rsid="01587a1d"/>
    </style:style>
    <style:style style:name="T118" style:family="text">
      <style:text-properties officeooo:rsid="015ba224"/>
    </style:style>
    <style:style style:name="T119" style:family="text">
      <style:text-properties officeooo:rsid="015c1f0f"/>
    </style:style>
    <style:style style:name="T120" style:family="text">
      <style:text-properties officeooo:rsid="015c315c"/>
    </style:style>
    <style:style style:name="T121" style:family="text">
      <style:text-properties officeooo:rsid="015d9597"/>
    </style:style>
    <style:style style:name="T122" style:family="text">
      <style:text-properties officeooo:rsid="015fb279"/>
    </style:style>
    <style:style style:name="T123" style:family="text">
      <style:text-properties officeooo:rsid="0160f16a"/>
    </style:style>
    <style:style style:name="T124" style:family="text">
      <style:text-properties officeooo:rsid="0162bbe1"/>
    </style:style>
    <style:style style:name="T125" style:family="text">
      <style:text-properties officeooo:rsid="01661f21"/>
    </style:style>
    <style:style style:name="T126" style:family="text">
      <style:text-properties officeooo:rsid="0166dbfa"/>
    </style:style>
    <style:style style:name="T127" style:family="text">
      <style:text-properties officeooo:rsid="0166e2a9"/>
    </style:style>
    <style:style style:name="T128" style:family="text">
      <style:text-properties officeooo:rsid="016a33cb"/>
    </style:style>
    <style:style style:name="T129" style:family="text">
      <style:text-properties officeooo:rsid="016bd247"/>
    </style:style>
    <style:style style:name="T130" style:family="text">
      <style:text-properties officeooo:rsid="016e5e67"/>
    </style:style>
    <style:style style:name="T131" style:family="text">
      <style:text-properties officeooo:rsid="01708dd5"/>
    </style:style>
    <style:style style:name="T132" style:family="text">
      <style:text-properties officeooo:rsid="017a88e2"/>
    </style:style>
    <style:style style:name="T133" style:family="text">
      <style:text-properties officeooo:rsid="017ee214"/>
    </style:style>
    <style:style style:name="T134" style:family="text">
      <style:text-properties officeooo:rsid="017ee3e2"/>
    </style:style>
    <style:style style:name="T135" style:family="text">
      <style:text-properties officeooo:rsid="0180717b"/>
    </style:style>
    <style:style style:name="T136" style:family="text">
      <style:text-properties style:font-name="Liberation Sans3" fo:font-size="11pt" fo:font-weight="bold" officeooo:rsid="0180717b" style:font-size-asian="10.5pt" style:font-weight-asian="bold" style:font-weight-complex="bold"/>
    </style:style>
    <style:style style:name="T137" style:family="text">
      <style:text-properties officeooo:rsid="0180eb82"/>
    </style:style>
    <style:style style:name="T138" style:family="text">
      <style:text-properties officeooo:rsid="018c2558"/>
    </style:style>
    <style:style style:name="T139" style:family="text">
      <style:text-properties officeooo:rsid="018f3c72"/>
    </style:style>
    <style:style style:name="T140" style:family="text">
      <style:text-properties fo:color="#18a303" style:font-name="Liberation Sans3" fo:font-size="14pt" fo:font-style="normal" fo:font-weight="bold" officeooo:rsid="0196e6e7" style:font-size-asian="10.5pt" style:font-style-asian="italic" style:font-weight-asian="normal" style:font-size-complex="14pt" style:font-style-complex="italic" style:font-weight-complex="normal"/>
    </style:style>
    <style:style style:name="T141" style:family="text">
      <style:text-properties officeooo:rsid="0197ac08"/>
    </style:style>
    <style:style style:name="T142" style:family="text">
      <style:text-properties officeooo:rsid="019882e8"/>
    </style:style>
    <style:style style:name="T143" style:family="text">
      <style:text-properties officeooo:rsid="019c2d03"/>
    </style:style>
    <style:style style:name="T144"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1.235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049cm, 3.106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41">Průvodce programem Calc</text:p>
      <text:p text:style-name="P37">Kapitola 5 <text:line-break/>Použití grafiky</text:p>
      <text:p text:style-name="P22"/>
      <text:section text:style-name="Sect1" text:name="CG6405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5">Steve Fanning</text:p>
            </table:table-cell>
            <table:table-cell office:value-type="string">
              <text:p text:style-name="P3">Leo Moons</text:p>
            </table:table-cell>
            <table:table-cell office:value-type="string">
              <text:p text:style-name="P6">Kees Kriek</text:p>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338207855"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44.143000300" text:fixed="true">červen</text:date><text:s/><text:date style:data-style-name="N107" text:date-value="2020-06-16T19:31:48.374999952" text:fixed="true">2020</text:date>. Kniha je určena pro LibreOffice <text:user-defined style:data-style-name="N0" text:name="LibreOffive Version">6.4</text:user-defined>.</text:p>
        <text:h text:style-name="P48" text:outline-level="2"><text:bookmark-start text:name="__RefHeading___Toc8798_3275413537"/>Používání LibreOffice na systému macOS<text:bookmark-end text:name="__RefHeading___Toc8798_3275413537"/></text:h>
        <text:p text:style-name="P9">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Výsledek</text:p>
            </table:table-cell>
          </table:table-row>
          <table:table-row table:style-name="Table5.1">
            <table:table-cell table:style-name="Table5.A2" office:value-type="string">
              <text:p text:style-name="P4"><text:span text:style-name="Strong_20_Emphasis">Nástroje &gt; Možnosti</text:span> výběr v nabídce</text:p>
            </table:table-cell>
            <table:table-cell table:style-name="Table5.B2" office:value-type="string">
              <text:p text:style-name="P4"><text:span text:style-name="Strong_20_Emphasis">LibreOffice &gt; Předvolby</text:span></text:p>
            </table:table-cell>
            <table:table-cell table:style-name="Table5.B2" office:value-type="string">
              <text:p text:style-name="P4">Otevřou se možnosti nastavení</text:p>
            </table:table-cell>
          </table:table-row>
          <table:table-row table:style-name="Table5.1">
            <table:table-cell table:style-name="Table5.A2" office:value-type="string">
              <text:p text:style-name="P4">Klepnutí pravým tlačítkem</text:p>
            </table:table-cell>
            <table:table-cell table:style-name="Table5.A2" office:value-type="string">
              <text:p text:style-name="P4">Ctrl + kliknout a/nebo kliknutí pravým tlačítkem v závislosti na operačním systému počítače</text:p>
            </table:table-cell>
            <table:table-cell table:style-name="Table5.B2" office:value-type="string">
              <text:p text:style-name="P4">Otevře se místní nabídka</text:p>
            </table:table-cell>
          </table:table-row>
          <table:table-row table:style-name="Table5.1">
            <table:table-cell table:style-name="Table5.A2" office:value-type="string">
              <text:p text:style-name="P4"><text:span text:style-name="Keystroke">Ctrl (Control)</text:span></text:p>
            </table:table-cell>
            <table:table-cell table:style-name="Table5.A2" office:value-type="string">
              <text:p text:style-name="P4"><text:span text:style-name="Keystroke">⌘ (Command)</text:span></text:p>
            </table:table-cell>
            <table:table-cell table:style-name="Table5.A2" office:value-type="string">
              <text:p text:style-name="P4">Používá se také s dalšími klávesami</text:p>
            </table:table-cell>
          </table:table-row>
          <table:table-row table:style-name="Table5.1">
            <table:table-cell table:style-name="Table5.A2" office:value-type="string">
              <text:p text:style-name="P7"><text:span text:style-name="Keystroke">Ctrl + Q</text:span></text:p>
            </table:table-cell>
            <table:table-cell table:style-name="Table5.A2" office:value-type="string">
              <text:p text:style-name="P4"><text:span text:style-name="Keystroke">⌘</text:span> + <text:span text:style-name="Keystroke">Q</text:span></text:p>
            </table:table-cell>
            <table:table-cell table:style-name="Table5.A2" office:value-type="string">
              <text:p text:style-name="P4">Ukončí LibreOffice</text:p>
            </table:table-cell>
          </table:table-row>
          <table:table-row table:style-name="Table5.1">
            <table:table-cell table:style-name="Table5.A2" office:value-type="string">
              <text:p text:style-name="P4"><text:span text:style-name="Keystroke">F11</text:span></text:p>
            </table:table-cell>
            <table:table-cell table:style-name="Table5.A2" office:value-type="string">
              <text:p text:style-name="P4"><text:span text:style-name="Keystroke">⌘</text:span> + <text:span text:style-name="Keystroke">T</text:span></text:p>
            </table:table-cell>
            <table:table-cell table:style-name="Table5.A2" office:value-type="string">
              <text:p text:style-name="P4">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38"><text:a xlink:type="simple" xlink:href="#__RefHeading___Toc1847_1473846649" text:style-name="Index_20_Link" text:visited-style-name="Index_20_Link">Pro toto vydání<text:tab/>2</text:a></text:p>
            <text:p text:style-name="P38"><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0"><text:a xlink:type="simple" xlink:href="#__RefHeading___Toc61515_3643740703" text:style-name="Index_20_Link" text:visited-style-name="Index_20_Link">Úvod<text:tab/>4</text:a></text:p>
            <text:p text:style-name="P40"><text:a xlink:type="simple" xlink:href="#__RefHeading__19759_587482907" text:style-name="Index_20_Link" text:visited-style-name="Index_20_Link">Vkládání obrázků do dokumentu sešitu<text:tab/>4</text:a></text:p>
            <text:p text:style-name="P39"><text:a xlink:type="simple" xlink:href="#__RefHeading__40481467" text:style-name="Index_20_Link" text:visited-style-name="Index_20_Link">Vkládání souboru s obrázkem<text:tab/>4</text:a></text:p>
            <text:p text:style-name="P38"><text:a xlink:type="simple" xlink:href="#__RefHeading__13801_2065861793" text:style-name="Index_20_Link" text:visited-style-name="Index_20_Link">Přetažení<text:tab/>4</text:a></text:p>
            <text:p text:style-name="P38"><text:a xlink:type="simple" xlink:href="#__RefHeading__13179_2065861793" text:style-name="Index_20_Link" text:visited-style-name="Index_20_Link">Dialogové okno Obrázek<text:tab/>4</text:a></text:p>
            <text:p text:style-name="P38"><text:a xlink:type="simple" xlink:href="#__RefHeading__19765_587482907" text:style-name="Index_20_Link" text:visited-style-name="Index_20_Link">Propojení nebo vložení obrazového souboru<text:tab/>5</text:a></text:p>
            <text:p text:style-name="P38"><text:a xlink:type="simple" xlink:href="#__RefHeading__19767_587482907" text:style-name="Index_20_Link" text:visited-style-name="Index_20_Link">Vkládání odkazovaných obrázků<text:tab/>6</text:a></text:p>
            <text:p text:style-name="P39"><text:a xlink:type="simple" xlink:href="#__RefHeading___Toc52521_1507088200" text:style-name="Index_20_Link" text:visited-style-name="Index_20_Link">Vkládání obrázků ze schránky<text:tab/>6</text:a></text:p>
            <text:p text:style-name="P39"><text:a xlink:type="simple" xlink:href="#__RefHeading___Toc52523_1507088200" text:style-name="Index_20_Link" text:visited-style-name="Index_20_Link">Vkládání obrázků s použitím skeneru<text:tab/>7</text:a></text:p>
            <text:p text:style-name="P39"><text:a xlink:type="simple" xlink:href="#__RefHeading__19771_587482907" text:style-name="Index_20_Link" text:visited-style-name="Index_20_Link">Vkládání obrázků z galerie<text:tab/>7</text:a></text:p>
            <text:p text:style-name="P40"><text:a xlink:type="simple" xlink:href="#__RefHeading__4831_870770622" text:style-name="Index_20_Link" text:visited-style-name="Index_20_Link">Úprava obrázků<text:tab/>8</text:a></text:p>
            <text:p text:style-name="P39"><text:a xlink:type="simple" xlink:href="#__RefHeading__19775_587482907" text:style-name="Index_20_Link" text:visited-style-name="Index_20_Link">Používání Nástrojové lišty Obrázek<text:tab/>8</text:a></text:p>
            <text:p text:style-name="P39"><text:a xlink:type="simple" xlink:href="#__RefHeading___Toc66023_1507088200" text:style-name="Index_20_Link" text:visited-style-name="Index_20_Link">Použití vlastností </text:a><text:a xlink:type="simple" xlink:href="#__RefHeading___Toc66023_1507088200" text:style-name="Index_20_Link" text:visited-style-name="Index_20_Link"> deck </text:a><text:a xlink:type="simple" xlink:href="#__RefHeading___Toc66023_1507088200" text:style-name="Index_20_Link" text:visited-style-name="Index_20_Link"> v postranním panelu<text:tab/>9</text:a></text:p>
            <text:p text:style-name="P39"><text:a xlink:type="simple" xlink:href="#__RefHeading__42667_701536291" text:style-name="Index_20_Link" text:visited-style-name="Index_20_Link">Přidávání textu<text:tab/>9</text:a></text:p>
            <text:p text:style-name="P40"><text:a xlink:type="simple" xlink:href="#__RefHeading__19779_587482907" text:style-name="Index_20_Link" text:visited-style-name="Index_20_Link">Umístění, změna velikosti a uspořádání obrázků<text:tab/>10</text:a></text:p>
            <text:p text:style-name="P39"><text:a xlink:type="simple" xlink:href="#__RefHeading__41116_701536291" text:style-name="Index_20_Link" text:visited-style-name="Index_20_Link">Pomocí myši<text:tab/>10</text:a></text:p>
            <text:p text:style-name="P39"><text:a xlink:type="simple" xlink:href="#__RefHeading__41122_701536291" text:style-name="Index_20_Link" text:visited-style-name="Index_20_Link">Použití dialogu Poloha a velikost<text:tab/>10</text:a></text:p>
            <text:p text:style-name="P39"><text:a xlink:type="simple" xlink:href="#__RefHeading__42669_701536291" text:style-name="Index_20_Link" text:visited-style-name="Index_20_Link">Uspořádání obrázků<text:tab/>11</text:a></text:p>
            <text:p text:style-name="P39"><text:a xlink:type="simple" xlink:href="#__RefHeading__36112413" text:style-name="Index_20_Link" text:visited-style-name="Index_20_Link">Ukotvení obrázků<text:tab/>11</text:a></text:p>
            <text:p text:style-name="P39"><text:a xlink:type="simple" xlink:href="#__RefHeading__41593724" text:style-name="Index_20_Link" text:visited-style-name="Index_20_Link">Zarovnání obrázků<text:tab/>12</text:a></text:p>
            <text:p text:style-name="P39"><text:a xlink:type="simple" xlink:href="#__RefHeading__5771_1681121268" text:style-name="Index_20_Link" text:visited-style-name="Index_20_Link">Seskupování a oddělování obrázků<text:tab/>12</text:a></text:p>
            <text:p text:style-name="P40"><text:a xlink:type="simple" xlink:href="#__RefHeading__19799_587482907" text:style-name="Index_20_Link" text:visited-style-name="Index_20_Link">Použití kreslicích nástrojů balíku LibreOffice<text:tab/>12</text:a></text:p>
            <text:p text:style-name="P39"><text:a xlink:type="simple" xlink:href="#__RefHeading__5266_1681121268" text:style-name="Index_20_Link" text:visited-style-name="Index_20_Link">Nástrojová lišta Kresba<text:tab/>13</text:a></text:p>
            <text:p text:style-name="P39"><text:a xlink:type="simple" xlink:href="#__RefHeading__19801_587482907" text:style-name="Index_20_Link" text:visited-style-name="Index_20_Link">Nastavení vlastností objektů kresba<text:tab/>13</text:a></text:p>
            <text:p text:style-name="P39"><text:a xlink:type="simple" xlink:href="#__RefHeading__19803_587482907" text:style-name="Index_20_Link" text:visited-style-name="Index_20_Link">Změna velikosti objektů kresba<text:tab/>14</text:a></text:p>
            <text:p text:style-name="P39"><text:a xlink:type="simple" xlink:href="#__RefHeading__19805_587482907" text:style-name="Index_20_Link" text:visited-style-name="Index_20_Link">Seskupování a oddělování objektů kresba<text:tab/>14</text:a></text:p>
            <text:p text:style-name="P40"><text:a xlink:type="simple" xlink:href="#__RefHeading__4106_1681121268" text:style-name="Index_20_Link" text:visited-style-name="Index_20_Link">Další nástroje<text:tab/>14</text:a></text:p>
            <text:p text:style-name="P40"><text:a xlink:type="simple" xlink:href="#__RefHeading___Toc78498_1507088200" text:style-name="Index_20_Link" text:visited-style-name="Index_20_Link">Použití písmomalby<text:tab/>15</text:a></text:p>
            <text:p text:style-name="P39"><text:a xlink:type="simple" xlink:href="#__RefHeading__13217_2065861793" text:style-name="Index_20_Link" text:visited-style-name="Index_20_Link">Vytváření objektů písmomalby<text:tab/>15</text:a></text:p>
            <text:p text:style-name="P39"><text:a xlink:type="simple" xlink:href="#__RefHeading__13219_2065861793" text:style-name="Index_20_Link" text:visited-style-name="Index_20_Link">Úprava objektů písmomalby<text:tab/>16</text:a></text:p>
          </text:index-body>
        </text:table-of-content>
        <text:p text:style-name="Text_20_body"/>
      </text:section>
      <text:h text:style-name="P47"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Nejčastěji používané grafické formáty jsou GIF, JPG a PNG. Úplný seznam formátů, které může Calc importovat, najdete v nápovědě LibreOffice.</text:p>
      <text:p text:style-name="Text_20_Body_20_List_20_Intro">Grafika v Calc je tří základních typů:</text:p>
      <text:list xml:id="list3897989777" text:style-name="List_20_1">
        <text:list-item>
          <text:p text:style-name="List_20_1">Obrazové soubory, včetně fotografií, kreseb a naskenovaných obrázků.</text:p>
        </text:list-item>
        <text:list-item>
          <text:p text:style-name="List_20_1">Diagramy vytvořené pomocí kreslicích nástrojů balíku LibreOffice.</text:p>
        </text:list-item>
        <text:list-item>
          <text:p text:style-name="List_20_1">Grafy vytvořené pomocí nástroje LibreOffice's Chart; další informace viz Kapitola 3, Vytváření grafů</text:p>
        </text:list-item>
      </text:list>
      <text:p text:style-name="P10">Použití grafiky v programu Calc je podobné jako v jiných komponentách LibreOffice. Podrobnější popis naleznete v <text:span text:style-name="Emphasis">Příručka Začínáme</text:span> nebo <text:span text:style-name="Emphasis">Průvodce kreslení</text:span> .</text:p>
      <text:list xml:id="list3516488200" text:style-name="Heading_20_Note">
        <text:list-item>
          <text:p text:style-name="Heading_20_Note">Poznámka</text:p>
        </text:list-item>
      </text:list>
      <text:p text:style-name="Text_20_Note">V LibreOffice,oba termíny <text:span text:style-name="Emphasis">grafika</text:span> a <text:span text:style-name="Emphasis">obrázky</text:span> odkazují na obrazové a kreslené objekty. Obrázky slov se často používají při odkazování na obrázky a jiné grafiky, které nejsou kreslené objekty.</text:p>
      <text:h text:style-name="Heading_20_1" text:outline-level="1"><text:bookmark-start text:name="__RefHeading__19759_587482907"/><text:alphabetical-index-mark text:string-value="obrázky" text:key1="vkládání"/><text:reference-mark text:name="Adding images"/>Vkládání obrázků do dokumentu sešitu<text:bookmark-end text:name="__RefHeading__19759_587482907"/></text:h>
      <text:p text:style-name="Text_20_body">Grafika nebo obrázky (někdy nazývané obrazy v LibreOffice), jako jsou firemní loga a fotografie, jsou pravděpodobně nejčastějšími typy grafiky přidanými do tabulky.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vkládání obrázků"/><text:alphabetical-index-mark text:string-value="vkládání ze souboru" text:key1="obrázky"/><text:alphabetical-index-mark text:string-value="propojení obrázků"/>Vkládání souboru s obrázkem<text:bookmark-end text:name="__RefHeading__40481467"/></text:h>
      <text:p text:style-name="P11">Pokud je obrázek v souboru uloženém v počítači, můžete jej vložit do tabulky pomocí jedné z následujících metod.</text:p>
      <text:h text:style-name="P53" text:outline-level="3"><text:bookmark-start text:name="__RefHeading__13801_2065861793"/>Přetažení<text:bookmark-end text:name="__RefHeading__13801_2065861793"/></text:h>
      <text:list xml:id="list1285235729" text:style-name="Numbering_20_1">
        <text:list-item text:start-value="1">
          <text:p text:style-name="P70">Otevřeme okno prohlížeče souborů a přemístíme se na obrázek, který chceme vložit.</text:p>
        </text:list-item>
        <text:list-item>
          <text:p text:style-name="P70">Přetáhněte obrázek do tabulky a pusťte tam, kde se má zobrazit.</text:p>
        </text:list-item>
      </text:list>
      <text:p text:style-name="P11">Tímto způsob obrázek do dokumentu skutečně vložíme, tj. uložíme v něm jeho kopii. Chceme-li namísto obrázku vložit pouze odkaz, při přetahování obrázku podržíme klávesy <text:span text:style-name="Keystroke">[Ctrl + Shift]</text:span>. Viz „ <text:bookmark-ref text:reference-format="chapter" text:ref-name="__RefHeading__19765_587482907"/><text:bookmark-ref text:reference-format="text" text:ref-name="__RefHeading__19765_587482907"> Propojení nebo vložení obrazového souboru</text:bookmark-ref> “ na stránce <text:bookmark-ref text:reference-format="page" text:ref-name="__RefHeading__19765_587482907">5 </text:bookmark-ref><text:s/> Pro více informací.</text:p>
      <text:h text:style-name="P53" text:outline-level="3"><text:bookmark-start text:name="__RefHeading__13179_2065861793"/>Dialogové okno Obrázek<text:bookmark-end text:name="__RefHeading__13179_2065861793"/></text:h>
      <text:list xml:id="list201638994551196" text:continue-list="list1285235729" text:style-name="Numbering_20_1">
        <text:list-item text:start-value="1">
          <text:p text:style-name="Numbering_20_1">Klikněte do tabulky, kde se má obrázek zobrazit.</text:p>
        </text:list-item>
        <text:list-item>
          <text:p text:style-name="Numbering_20_1">Vyberte z panelu nabídek <text:span text:style-name="Strong_20_Emphasis">Vložit &gt; Obrázek</text:span>.</text:p>
        </text:list-item>
        <text:list-item>
          <text:p text:style-name="Numbering_20_1">V dialogu Vložit obrázek (obrázek <text:sequence-ref text:reference-format="value" text:ref-name="refFigure0">1</text:sequence-ref> ), přejděte na soubor, který chcete vložit, a vyberte jej.</text:p>
        </text:list-item>
        <text:list-item>
          <text:p text:style-name="Numbering_20_1">Ve spodní části dialogu je volba <text:span text:style-name="Strong_20_Emphasis">Vložit jako odkaz</text:span> . Vyberte jej, pokud chcete soubor propojit.</text:p>
        </text:list-item>
        <text:list-item>
          <text:p text:style-name="Numbering_20_1">Klepneme na <text:span text:style-name="Strong_20_Emphasis">Otevřít</text:span>. Soubor je vložen do tabulky a je ukotven k buňce, ve které byl umístěn kurzor.</text:p>
        </text:list-item>
      </text:list>
      <text:list xml:id="list201639839759853" text:continue-list="list3516488200" text:style-name="Heading_20_Note">
        <text:list-item>
          <text:p text:style-name="Heading_20_Note"><text:soft-page-break/>Poznámka</text:p>
        </text:list-item>
      </text:list>
      <text:p text:style-name="P33">Pokud jste se rozhodli pro propojení obrázku, Calc může zobrazit potvrzovací dialog s možnostmi pokračovat s odkazem nebo namísto toho obrázek vložit. V tomto dialogu je k dispozici možnost zabránění jeho budoucího zobrazení.</text:p>
      <text:p text:style-name="P34"><draw:frame draw:style-name="fr4" draw:name="Frame1" text:anchor-type="as-char" svg:width="12.764cm" draw:z-index="3"><draw:text-box fo:min-height="10.569cm"><text:p text:style-name="P23"><draw:frame draw:style-name="fr12" draw:name="Image10" text:anchor-type="paragraph" svg:width="9.742cm" style:rel-width="100%" svg:height="8.006cm" style:rel-height="scale" draw:z-index="4"><draw:image xlink:href="Pictures/100002010000029C000002258972CAA948734870.png" xlink:type="simple" xlink:show="embed" xlink:actuate="onLoad" loext:mime-type="image/png"/></draw:frame><text:line-break/>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y"/>Propojení nebo vložení obrazového souboru<text:bookmark-end text:name="__RefHeading__19765_587482907"/></text:h>
      <text:p text:style-name="P13">Vložením obrázku do tabulky se obrázek stane trvalou součástí tabulkového souboru. Jakékoli změny vloženého obrázku se zobrazí pouze v této tabulce; původní obrázek nebude ovlivněn.</text:p>
      <text:p text:style-name="P13">Pokud vyberete <text:span text:style-name="Strong_20_Emphasis">Vložit jako odkaz</text:span> v dialogovém okně Vložit obrázek, nebo použijete <text:span text:style-name="Keystroke">Ctrl + Shift</text:span> během přetahování, Calc vytvoří odkaz na soubor obsahující obrázek, namístoaby jej vložil.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7">Odkazování na obrázky má dvě výhody a jednu nevýhodu:</text:p>
      <text:list xml:id="list374527272" text:style-name="List_20_1">
        <text:list-item>
          <text:p text:style-name="List_20_1">Výhoda - Soubor s obrázkem můžete upravovat samostatně. Upravený obrázek se objeví při příštím otevření tabulky.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te někomu jinému nebo jej přesunete do jiného počítače, musíte současně poslat obrazové soubory a zachovat stejnou strukturu souborů. Například, můžete uložit obrazové soubory do podsložky pojmenované <text:span text:style-name="Emphasis">Obrázky</text:span> uvnitř stejné složky obsahující dokument Calc. Každý příjemce tabulky musí umístit obrazové soubory do podsložky se stejným názvem, ve stejné pojmenované složce jako má tabulku.</text:p>
        </text:list-item>
      </text:list>
      <text:list xml:id="list201640387286607" text:continue-list="list201639839759853" text:style-name="Heading_20_Note">
        <text:list-item>
          <text:p text:style-name="Heading_20_Note"><text:soft-page-break/>Poznámka</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te obrázky jednou propojili, můžete je snadno vložit později.</text:p>
      <text:list xml:id="list542968924" text:style-name="Numbering_20_1">
        <text:list-item text:start-value="1">
          <text:p text:style-name="Numbering_20_1">Otevřeme sešit v programu Calc.</text:p>
        </text:list-item>
        <text:list-item>
          <text:p text:style-name="Numbering_20_1">Vyberte <text:span text:style-name="Strong_20_Emphasis">Úpravy &gt; Odkazy na externí soubory</text:span> na panelu nabídek, pro otevření dialogu Upravit odkazy (obrázek <text:sequence-ref text:reference-format="value" text:ref-name="refFigure1">2</text:sequence-ref> ), který zobrazuje všechny propojené soubory.</text:p>
        </text:list-item>
      </text:list>
      <text:p text:style-name="Figure"><draw:frame draw:style-name="fr8" draw:name="Frame2" text:anchor-type="as-char" svg:width="15.025cm" draw:z-index="5"><draw:text-box fo:min-height="7.477cm"><text:p text:style-name="Caption"><draw:frame draw:style-name="fr11" draw:name="Image11" text:anchor-type="paragraph" svg:width="14.951cm" svg:height="7.001cm" draw:z-index="6"><draw:image xlink:href="Pictures/10000201000002C70000014DA72C9FE0094D5D73.png" xlink:type="simple" xlink:show="embed" xlink:actuate="onLoad" loext:mime-type="image/png"/></draw:frame>Obrázek <text:sequence text:ref-name="refFigure1" text:name="Figure" text:formula="ooow:Figure+1" style:num-format="1">2</text:sequence> : Dialogové okno Upravit odkazy</text:p></draw:text-box></draw:frame></text:p>
      <text:list xml:id="list201639209780204" text:continue-numbering="true" text:style-name="Numbering_20_1">
        <text:list-item>
          <text:p text:style-name="Numbering_20_1">Vyberte soubory, které chcete změnit z propojených na vložené.</text:p>
        </text:list-item>
        <text:list-item>
          <text:p text:style-name="Numbering_20_1">Klikněte na <text:span text:style-name="Strong_20_Emphasis">Přerušit odkaz</text:span> a potvrďte, že chcete vybraný odkaz odebrat. Soubor se stane součástí tabulky.</text:p>
        </text:list-item>
      </text:list>
      <text:list xml:id="list201639856339324" text:continue-list="list201640387286607" text:style-name="Heading_20_Note">
        <text:list-item>
          <text:p text:style-name="Heading_20_Note">Poznámka</text:p>
        </text:list-item>
      </text:list>
      <text:p text:style-name="Text_20_Note">Převést vložené obrázky na propojené, není tak snadné. Musíte je změnit jeden po druhém, a vybrat možnost <text:span text:style-name="Strong_20_Emphasis">Vložit jako odkaz</text:span> při opětovném vkládání každého souboru.</text:p>
      <text:h text:style-name="P49" text:outline-level="2"><text:bookmark-start text:name="__RefHeading___Toc52521_1507088200"/><text:alphabetical-index-mark text:string-value="schránka, vkládání obrázku z"/><text:alphabetical-index-mark text:string-value="vkládání ze schránky" text:key1="obrázky"/>Vkládání obrázků ze schránky<text:bookmark-end text:name="__RefHeading___Toc52521_1507088200"/></text:h>
      <text:p text:style-name="P25">Pomocí schránky můžete kopírovat obrázky do tabulky Calc z jiného dokumentu LibreOffice, nebo z jiných programů. Provedeme to následovně:</text:p>
      <text:list xml:id="list201639353674056" text:continue-list="list201638994551196" text:style-name="Numbering_20_1">
        <text:list-item text:start-value="1">
          <text:p text:style-name="P71">Otevřeme zdrojový a cílový dokument.</text:p>
        </text:list-item>
        <text:list-item>
          <text:p text:style-name="P71">Ve zdrojovém dokumentu zkopírujte obrázek do schránky - přesné interakce se budou lišit od programu k programu.</text:p>
        </text:list-item>
        <text:list-item>
          <text:p text:style-name="P71">Přepneme se na cílový dokument. Klepnutím umístíte kurzor do buňky, kde má být obrázek ukotven. Klepněte pravým tlačítkem a vyberte <text:span text:style-name="Strong_20_Emphasis">Vložit</text:span> pro vložení obrázku nebo vyberte <text:span text:style-name="Strong_20_Emphasis">Úpravy &gt; Vložit</text:span> nebo klikněte na ikonu <text:span text:style-name="Strong_20_Emphasis">Vložit</text:span> na panelu nástrojů Standardní nebo stiskněte tlačítko <text:span text:style-name="Keystroke">Ctrl + V</text:span> .</text:p>
        </text:list-item>
      </text:list>
      <text:list xml:id="list201639658605976" text:continue-list="list2338207855" text:style-name="Heading_20_Caution">
        <text:list-item>
          <text:p text:style-name="P55"><text:soft-page-break/>Upozornění</text:p>
        </text:list-item>
      </text:list>
      <text:p text:style-name="P31">Pokud je aplikace, ze které byl obrázek zkopírován, uzavřena před jeho vložením do cílového souboru, může ve schránce dojít k jeho ztrátě.</text:p>
      <text:h text:style-name="P49" text:outline-level="2"><text:bookmark-start text:name="__RefHeading___Toc52523_1507088200"/><text:alphabetical-index-mark text:string-value="vkládání ze skeneru" text:key1="obrázky"/><text:alphabetical-index-mark text:string-value="skener, použití k vložení obrázku"/>Vkládání obrázků s použitím skeneru<text:bookmark-end text:name="__RefHeading___Toc52523_1507088200"/></text:h>
      <text:p text:style-name="P8">Pokud je k počítači připojen skener, může LibreOffice otevřít aplikaci pro skenování a vložit naskenovanou položku do dokumentu LibreOffice jako obrázek. Chcete-li zahájit tento postup, zvolte <text:span text:style-name="Strong_20_Emphasis">Vložit &gt; Média &gt; Skenovat &gt; Vybrat zdroj</text:span> . Po výběru skeneru, umístěte kurzor na místo, kam chcete obrázek vložit, a zvolte <text:span text:style-name="Strong_20_Emphasis">Vložit &gt; Média &gt; Skenovat &gt; Žádost</text:span> .</text:p>
      <text:p text:style-name="P12">Ačkoliv je tento postup rychlý a snadný, pravděpodobně pomocí něj nezískáme kvalitní obrázek o správné velikosti. Lepšího výsledku dosáhnete, když obrázek naskenujete a vyčistíte v grafickém programu před tím, než je do balíku LibreOffice vložíte.</text:p>
      <text:h text:style-name="P49" text:outline-level="2"><text:bookmark-start text:name="__RefHeading__19771_587482907"/><text:alphabetical-index-mark text:string-value="Karta galerie"/><text:alphabetical-index-mark text:string-value="vkládání z karty Galerie" text:key1="obrázky"/><text:alphabetical-index-mark text:string-value="Karta galerie" text:key1="Postranní lišta"/>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te vkládat do dokumentů. Galerie je k dispozici ve všech komponentách LibreOffice. Můžete přidat své vlastní obrázky, stejně jako obrázky dodané balíkem LibreOffice. Pro více informací viz <text:span text:style-name="Emphasis">Příručka Začínáme</text:span> Kapitola 11, Obrázky a grafika.</text:p>
      <text:p text:style-name="Figure"><draw:frame draw:style-name="fr4" draw:name="Frame33" text:anchor-type="as-char" svg:width="8.128cm" draw:z-index="8"><draw:text-box fo:min-height="10.705cm"><text:p text:style-name="Caption"><draw:frame draw:style-name="fr18" draw:name="Image31" text:anchor-type="paragraph" svg:width="8.128cm" svg:height="10.16cm" draw:z-index="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28">Vložení obrázku z Galerie:</text:p>
      <text:list xml:id="list639156595" text:style-name="Numbering_20_1">
        <text:list-item text:start-value="1">
          <text:p text:style-name="P71">Klikněte na ikonu <text:span text:style-name="Strong_20_Emphasis">Galerie</text:span> na postranním panelu nebo vyberte <text:span text:style-name="Strong_20_Emphasis">Zobrazit &gt; Galerie</text:span> .</text:p>
        </text:list-item>
        <text:list-item>
          <text:p text:style-name="P71">Vybereme motiv vzhledu.</text:p>
        </text:list-item>
        <text:list-item>
          <text:p text:style-name="P71">Jednoduchým klepnutím vybereme objekt.</text:p>
        </text:list-item>
        <text:list-item>
          <text:p text:style-name="P71">Přetáhneme obrázek do dokumentu.</text:p>
        </text:list-item>
      </text:list>
      <text:p text:style-name="P43">Můžete také kliknout pravým tlačítkem myši na objekt a vybrat <text:span text:style-name="Strong_20_Emphasis">Vložit,</text:span> v takovém případě bude obrázek umístěn do vybraných buněk v tabulce.</text:p>
      <text:list xml:id="list201639632966057" text:continue-list="list201639856339324" text:style-name="Heading_20_Note">
        <text:list-item>
          <text:p text:style-name="Heading_20_Note"><text:soft-page-break/>Poznámka</text:p>
        </text:list-item>
      </text:list>
      <text:p text:style-name="Text_20_Note">Chcete-li vložit obrázek jako odkaz, podržte klávesy při přetahování objektu do dokumentu <text:span text:style-name="Keystroke">Shift</text:span> a <text:span text:style-name="Keystroke">Ctrl</text:span> .</text:p>
      <text:h text:style-name="Heading_20_1" text:outline-level="1"><text:bookmark-start text:name="__RefHeading__4831_870770622"/><text:alphabetical-index-mark text:string-value="úpravy obrázků"/><text:alphabetical-index-mark text:string-value="úprava" text:key1="obrázky"/>Úprava obrázků<text:bookmark-end text:name="__RefHeading__4831_870770622"/></text:h>
      <text:p text:style-name="Text_20_body">Když vložíte nový obrázek, možná bude nutné jej upravit tak, aby do dokumentu pasoval. Jakékoli změny provedené v programu Calc nemají vliv na původní obrázek, ať už se jedná o vložený nebo propojený soubor obrázku.</text:p>
      <text:p text:style-name="Text_20_body">Calc nabízí pro práci s obrázky několik nástrojů. Tyto nástroje jsou pro většinu operací dostate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Panel nástrojů obrázku"/><text:alphabetical-index-mark text:string-value="Obrázek" text:key1="nástrojové lišty"/>Používání Nástrojové lišty Obrázek<text:bookmark-end text:name="__RefHeading__19775_587482907"/></text:h>
      <text:p text:style-name="Text_20_Body_20_List_20_Intro">Když vložíte obrázek nebo vyberete ten, který se již v sešitě nachází, nahradí panel nástrojů Obrázek, nástroje Formátování. Pokud se neobjeví, přejděte na panelu nabídek na <text:span text:style-name="Strong_20_Emphasis">Zobrazení &gt; Panely nástrojů &gt; Obrázek</text:span> . Nástroje dostupné na panelu nástrojů Obrázek jsou popsány níže.</text:p>
      <text:list xml:id="list201639080669506" text:continue-numbering="true" text:style-name="Heading_20_Note">
        <text:list-item>
          <text:p text:style-name="P56">Poznámka</text:p>
        </text:list-item>
      </text:list>
      <text:p text:style-name="P32">Změny ve vlastnostech obrázku ovlivňují pouze zobrazení a tisk obrázku. Původní obrazový soubor zůstává nezměněn.</text:p>
      <text:list xml:id="list201638822866655" text:continue-list="list3897989777" text:style-name="List_20_1">
        <text:list-item>
          <text:p text:style-name="P57"><text:span text:style-name="Strong_20_Emphasis">Ukotvení</text:span> - vyberte mezi ukotvením obrázku k buňce (včetně nebo beze změny velikosti) nebo na stránku. Viz „ <text:bookmark-ref text:reference-format="text" text:ref-name="__RefHeading__36112413">Ukotvení obrázků</text:bookmark-ref> “ na stránce <text:bookmark-ref text:reference-format="page" text:ref-name="__RefHeading__36112413">12</text:bookmark-ref> .</text:p>
        </text:list-item>
        <text:list-item>
          <text:p text:style-name="P58"><text:span text:style-name="Strong_20_Emphasis">Zarovnání</text:span> - pokud jsou vybrány dva nebo více obrázků, můžete upravit jejich vzájemné vodorovné či svislé zarovnání. Viz „ <text:bookmark-ref text:reference-format="text" text:ref-name="__RefHeading__41593724">Zarovnání obrázků</text:bookmark-ref> “ na stránce <text:bookmark-ref text:reference-format="page" text:ref-name="__RefHeading__41593724">12</text:bookmark-ref> .</text:p>
        </text:list-item>
        <text:list-item>
          <text:p text:style-name="P62">Šest tlačítek pro uspořádání (umístění obrázků v pořadí stohování): <text:span text:style-name="Strong_20_Emphasis">Přesunout do popředí</text:span> , <text:span text:style-name="Strong_20_Emphasis">O jedno vpřed</text:span> , <text:span text:style-name="Strong_20_Emphasis">O jedno zpět</text:span> , <text:span text:style-name="Strong_20_Emphasis">Přesunout do pozadí</text:span> , <text:span text:style-name="Strong_20_Emphasis">Do popředí</text:span> , <text:span text:style-name="Strong_20_Emphasis">Na pozadí</text:span> . Viz „ <text:bookmark-ref text:reference-format="text" text:ref-name="__RefHeading__42669_701536291">Uspořádání obrázků</text:bookmark-ref> “ na stránce <text:bookmark-ref text:reference-format="page" text:ref-name="__RefHeading__42669_701536291">11</text:bookmark-ref> .</text:p>
        </text:list-item>
        <text:list-item>
          <text:p text:style-name="P62"><text:span text:style-name="Strong_20_Emphasis">Styl čáry</text:span> , <text:span text:style-name="Strong_20_Emphasis">Šířka čáry</text:span> , <text:span text:style-name="Strong_20_Emphasis">Barva čáry</text:span> - nastavení atributů ohraničení obrázku.</text:p>
        </text:list-item>
        <text:list-item>
          <text:p text:style-name="P59"><text:span text:style-name="Strong_20_Emphasis">Styl oblasti / Vyplnění</text:span> - nastavuje barvu nebo jiné vlastnosti pozadí, obsahující obrázek, nikoli samotného obrázku. Chcete-li mít zobrazené pozadí, musíte nastavit vhodnou hodnotu průhlednosti obrázku. Viz <text:span text:style-name="Emphasis">Průvodce kreslení</text:span>pro další informace týkající se úpravy oblastí.</text:p>
        </text:list-item>
        <text:list-item>
          <text:p text:style-name="P59"><text:span text:style-name="Strong_20_Emphasis">Stínování</text:span> - nastaví výchozí stínový efekt okolo obrázku. Chcete-li přizpůsobit stínový efekt, otevřete dialogové okno Oblast ( <text:span text:style-name="Strong_20_Emphasis">Formát &gt; Objekt &gt; Oblast</text:span> ) a vyberte <text:span text:style-name="Emphasis">Stínování</text:span> tab.</text:p>
        </text:list-item>
        <text:list-item>
          <text:p text:style-name="List_20_1"><text:span text:style-name="Strong_20_Emphasis">Filtr</text:span> - otevře panel nástrojů Obrazový Filtr. Viz <text:span text:style-name="Emphasis">Průvodce kreslení</text:span> pro podrobnosti o obrazových filtrech.</text:p>
        </text:list-item>
        <text:list-item>
          <text:p text:style-name="List_20_1"><text:span text:style-name="Strong_20_Emphasis">Režim obrazu</text:span> - mění zobrazení obrázku z barevného ( <text:span text:style-name="Emphasis">Výchozí</text:span> ) do odstínů šedé, černé a bílé nebo jako vodoznak. Toto nastavení ovlivní pouze zobrazení a tisk obrázku; původní obrazový soubor zůstává nezměněn.</text:p>
        </text:list-item>
        <text:list-item text:style-override="OOoBullets_20_1">
          <text:p text:style-name="P65"><text:span text:style-name="Strong_20_Emphasis">Oříznout obrázek</text:span> - umísťuje kolem obrázku ořezové úchyty. Přetažením úchytky oříznete (skryjete) okraje obrázku.</text:p>
        </text:list-item>
        <text:list-item text:style-override="OOoBullets_20_1">
          <text:p text:style-name="P66"><text:span text:style-name="Strong_20_Emphasis">Překlopit vodorovně</text:span> a <text:span text:style-name="Strong_20_Emphasis">Překlopit svisle</text:span> - mění orientaci obrazu.</text:p>
        </text:list-item>
        <text:list-item text:style-override="OOoBullets_20_1">
          <text:p text:style-name="P66"><text:span text:style-name="Strong_20_Emphasis">Otočit</text:span> - umísťuje kolem obrázku úchyty pro otáčení.</text:p>
        </text:list-item>
        <text:list-item text:style-override="OOoBullets_20_1">
          <text:p text:style-name="P63"><text:span text:style-name="Strong_20_Emphasis">Průhlednost</text:span> - upravuje stupeň průhlednosti obrazu mezi 0 % (neprůhledný) a 100 % (zcela průhledný).</text:p>
        </text:list-item>
        <text:list-item text:style-override="OOoBullets_20_1">
          <text:p text:style-name="P64"><text:soft-page-break/><text:span text:style-name="Strong_20_Emphasis">Barva</text:span> - otevře panel nástrojů Barva (obrázek <text:sequence-ref text:reference-format="value" text:ref-name="refFigure3">4</text:sequence-ref> ) k úpravě hodnot červené, zelené, modré barvy, jasu, kontrastu a gama.</text:p>
        </text:list-item>
      </text:list>
      <text:p text:style-name="Figure"><draw:frame draw:style-name="fr4" draw:name="Frame6" text:anchor-type="as-char" svg:width="3.043cm" draw:z-index="10"><draw:text-box fo:min-height="6.138cm"><text:p text:style-name="Caption"><draw:frame draw:style-name="fr17" draw:name="Image12" text:anchor-type="paragraph" svg:width="3.043cm" style:rel-width="100%" svg:height="6.138cm" style:rel-height="scale" draw:z-index="14"><draw:image xlink:href="Pictures/1000000000000073000000E837485688485EAE4E.png" xlink:type="simple" xlink:show="embed" xlink:actuate="onLoad" loext:mime-type="image/png"/></draw:frame>Obrázek <text:sequence text:ref-name="refFigure3" text:name="Figure" text:formula="ooow:Figure+1" style:num-format="1">4</text:sequence> : Panel nástrojů Barva</text:p></draw:text-box></draw:frame></text:p>
      <text:h text:style-name="P50" text:outline-level="2"><text:bookmark-start text:name="__RefHeading___Toc66023_1507088200"/><text:alphabetical-index-mark text:string-value="použití s obrázky" text:key1="Karta vlastnosti"/><text:alphabetical-index-mark text:string-value="Balíček vlastností, použití s kreslícími objekty" text:key1="Postranní lišta"/>Používání karty Vlastnosti v postranní liště<text:bookmark-end text:name="__RefHeading___Toc66023_1507088200"/></text:h>
      <text:p text:style-name="P18">Při výběru obrázku, najdete některá nastavení panelu nástrojů Obrázek také na postranním panelu na kartě Vlastnosti. Patří mezi ně nastavení<text:span text:style-name="Strong_20_Emphasis">Barva</text:span> , <text:span text:style-name="Strong_20_Emphasis">Čára</text:span> , a <text:span text:style-name="Strong_20_Emphasis">Průhlednost</text:span>.</text:p>
      <text:h text:style-name="Heading_20_2" text:outline-level="2"><text:bookmark-start text:name="__RefHeading__42667_701536291"/><text:alphabetical-index-mark text:string-value="přidání textu do" text:key1="obrázky"/><text:alphabetical-index-mark text:string-value="přidání textu do" text:key1="kresby"/><text:alphabetical-index-mark text:string-value="přidávání do obrázků" text:key1="text"/><text:alphabetical-index-mark text:string-value="přidání do kreslených objektů" text:key1="text"/>Přidávání textu<text:bookmark-end text:name="__RefHeading__42667_701536291"/></text:h>
      <text:p text:style-name="Text_20_body">Do obrázku nebo kresleného objektu můžete přidat text. Při přemisťování obrázku se tento text bude pohybovat spolu s obrázkem. Další informace o přidávání textu do obrázků naleznete na stránce <text:span text:style-name="Emphasis">Průvodce kreslení</text:span> .</text:p>
      <text:list xml:id="list3826523314" text:style-name="Numbering_20_1">
        <text:list-item>
          <text:p text:style-name="Numbering_20_1">Dvojí kliknutí na obrázek. Textový kurzor bliká ve středu obrázku. Panel nástrojů Formátování textu se automaticky otevře v horní části tabulky.</text:p>
        </text:list-item>
      </text:list>
      <text:p text:style-name="Text_20_body"><draw:frame draw:style-name="fr9" draw:name="Frame7" text:anchor-type="char" svg:width="16.193cm" draw:z-index="2"><draw:text-box fo:min-height="1.164cm"><text:p text:style-name="Caption"><draw:frame draw:style-name="fr13" draw:name="Image14" text:anchor-type="as-char" svg:width="16.078cm" svg:height="0.635cm" draw:z-index="15"><draw:image xlink:href="Pictures/10000000000003F5000000280AC11427BCE7AA0D.png" xlink:type="simple" xlink:show="embed" xlink:actuate="onLoad" loext:mime-type="image/png"/></draw:frame><text:line-break/>Obrázek <text:sequence text:ref-name="refFigure4" text:name="Figure" text:formula="ooow:Figure+1" style:num-format="1">5</text:sequence> : Panel nástrojů pro formátování textu pro obrázky</text:p></draw:text-box></draw:frame></text:p>
      <text:list xml:id="list201639940461535" text:continue-numbering="true" text:style-name="Numbering_20_1">
        <text:list-item>
          <text:p text:style-name="Numbering_20_1">Zadejte text a naformátujte jej pomocí nástrojů na kartě Formátování textu. Většina nástrojů je stejná jako nástroje pro formátování textu v buňkách.</text:p>
        </text:list-item>
        <text:list-item>
          <text:p text:style-name="P72">Chcete-li upravit pozici textu, nebo jeho vzhled v obrázku, klepněte pravým tlačítkem myši na obrázek (za blikání textového kurzoru) a vyberte z kontextové nabídky <text:span text:style-name="Strong_20_Emphasis">Text</text:span>, pro otevření dialogového okna Text (obrázek <text:sequence-ref text:reference-format="value" text:ref-name="refFigure5">6</text:sequence-ref> ).</text:p>
        </text:list-item>
      </text:list>
      <text:p text:style-name="Figure"><draw:frame draw:style-name="fr8" draw:name="Frame10" text:anchor-type="as-char" svg:width="8.865cm" draw:z-index="16"><draw:text-box fo:min-height="6.546cm"><text:p text:style-name="Caption"><draw:frame draw:style-name="fr16" draw:name="Image7" text:anchor-type="paragraph" svg:width="8.83cm" svg:height="6.064cm" draw:z-index="17"><draw:image xlink:href="Pictures/10000201000001CF000001C8E890F0B1884DE3FE.png" xlink:type="simple" xlink:show="embed" xlink:actuate="onLoad" loext:mime-type="image/png"/></draw:frame>Obrázek <text:sequence text:ref-name="refFigure5" text:name="Figure" text:formula="ooow:Figure+1" style:num-format="1">6</text:sequence> : Dialogové okno Text</text:p></draw:text-box></draw:frame></text:p>
      <text:list xml:id="list201639666328502" text:continue-numbering="true" text:style-name="Numbering_20_1">
        <text:list-item>
          <text:p text:style-name="Numbering_20_1"><text:soft-page-break/>Proveďte potřebné změny a kliknutím na <text:span text:style-name="Strong_20_Emphasis">OK</text:span> zavřete dialog.</text:p>
        </text:list-item>
      </text:list>
      <text:h text:style-name="Heading_20_1" text:outline-level="1"><text:bookmark-start text:name="__RefHeading__19779_587482907"/><text:alphabetical-index-mark text:string-value="přesouvání" text:key1="obrázky"/><text:alphabetical-index-mark text:string-value="změna velikosti" text:key1="obrázky"/><text:alphabetical-index-mark text:string-value="obrázky" text:key1="přesouvání"/><text:alphabetical-index-mark text:string-value="umísťování obrázků"/><text:alphabetical-index-mark text:string-value="obrázky" text:key1="změna velikosti"/>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te-li obrázek přesunout na nové místo v sešitě, klikněte na obrázek a přetáhněte jej na nové místo. Obrázek bude stále ukotven tak, jak byl původně (tj. <text:span text:style-name="Emphasis">Do buňky</text:span> , <text:span text:style-name="Emphasis">Do buňky (změna velikosti pomocí buňky)</text:span> , nebo <text:span text:style-name="Emphasis">Na stránku</text:span> ).</text:p>
      <text:p text:style-name="Text_20_Body_20_List_20_Intro"><text:bookmark-start text:name="__RefHeading__41120_701536291"/>Chcete-li změnit velikost obrázku:<text:bookmark-end text:name="__RefHeading__41120_701536291"/></text:p>
      <text:list xml:id="list1578366728" text:style-name="Numbering_20_1">
        <text:list-item text:start-value="1">
          <text:p text:style-name="Numbering_20_1">Klepnutím na obrázek zobrazíte popisky výběru.</text:p>
        </text:list-item>
        <text:list-item>
          <text:p text:style-name="Numbering_20_1">Umístět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2233027210" text:style-name="Heading_20_Tip">
        <text:list-item>
          <text:p text:style-name="Heading_20_Tip">Tip</text:p>
        </text:list-item>
      </text:list>
      <text:p text:style-name="Text_20_Note">Chcete-li zachovat původní proporce obrázku, klikněte a přetáhněte jednu z rohových úchytů. Pokud chcete změnit původní proporce, <text:span text:style-name="Keystroke">Shift + kliknutí</text:span> na jeden z rohových úchytů a poté potáhněte.</text:p>
      <text:h text:style-name="Heading_20_2" text:outline-level="2"><text:bookmark-start text:name="__RefHeading__41122_701536291"/><text:alphabetical-index-mark text:string-value="Dialogového okno Umístění a velikost"/>Použití dialogu Poloha a velikost<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from the context menu.</text:p>
      <text:p text:style-name="Text_20_body">On the <text:span text:style-name="Emphasis">Position and Size</text:span> tab (Figure <text:sequence-ref text:reference-format="value" text:ref-name="refFigure6">7</text:sequence-ref>) of the Position and Size dialog, you can set these values:</text:p>
      <text:list xml:id="list201638500898873" text:continue-list="list201638822866655" text:style-name="List_20_1">
        <text:list-item>
          <text:p text:style-name="List_20_1"><text:span text:style-name="Strong_20_Emphasis">Position</text:span> – the location of the selected image on the spreadsheet.</text:p>
        </text:list-item>
      </text:list>
      <text:list xml:id="list458463924"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201638592102716" text:continue-list="list201638500898873" text:style-name="List_20_1">
        <text:list-item>
          <text:p text:style-name="P67"><text:span text:style-name="Strong_20_Emphasis">Size</text:span> – the width and height of the image with respect to the selected base point.</text:p>
        </text:list-item>
        <text:list-item>
          <text:p text:style-name="P60"><text:span text:style-name="Strong_20_Emphasis">Protect</text:span> – to prevent accidental movement or resizing of the image, select the relevant option.</text:p>
        </text:list-item>
      </text:list>
      <text:p text:style-name="P20">The units of measurement used for X / Y coordinates and the width and height of the image are set by going to <text:span text:style-name="Strong_20_Emphasis">Tools &gt; Options &gt; LibreOffice Calc &gt; General &gt; Measurement unit</text:span>.</text:p>
      <text:p text:style-name="P20">The default location of the base points for position and size is the upper left corner of the spreadsheet. You can temporarily change this base point to make positioning or dimensioning simpler by clicking on a position corresponding to the location of the base point you want to use. This change in base point is only valid for single use and the base point is reset to the standard position of top left corner when you close the Position and Size dialog.</text:p>
      <text:p text:style-name="P20">You can also rotate or slant an image (using the <text:span text:style-name="Emphasis">Rotation</text:span> or <text:span text:style-name="Emphasis">Slant &amp; Corner Radius</text:span> tabs of the Position and Size dialog). See the <text:span text:style-name="Emphasis">Draw Guide</text:span> for details.</text:p>
      <text:p text:style-name="P35"><text:soft-page-break/><draw:frame draw:style-name="fr7" draw:name="Rahmen35" text:anchor-type="as-char" svg:y="-9.248cm" svg:width="9.975cm" draw:z-index="18"><draw:text-box fo:min-height="9.241cm"><text:p text:style-name="Caption"><draw:frame draw:style-name="fr15" draw:name="Image9" text:anchor-type="paragraph" svg:width="9.999cm" svg:height="8.735cm" draw:z-index="19"><draw:image xlink:href="Pictures/10000201000001E9000001E00B45745D17174EB7.png" xlink:type="simple" xlink:show="embed" xlink:actuate="onLoad" loext:mime-type="image/png"/></draw:frame>Figure <text:sequence text:ref-name="refFigure6" text:name="Figure" text:formula="ooow:Figure+1" style:num-format="1">7</text:sequence>: Position and Size dialog</text:p></draw:text-box></draw:frame></text:p>
      <text:h text:style-name="Heading_20_2" text:outline-level="2"><text:bookmark-start text:name="__RefHeading__42669_701536291"/><text:alphabetical-index-mark text:string-value="arranging images"/><text:alphabetical-index-mark text:string-value="arranging (stacking)" text:key1="obrázky"/><text:alphabetical-index-mark text:string-value="stacking images"/>Uspořádání obrázků<text:bookmark-end text:name="__RefHeading__42669_701536291"/></text:h>
      <text:p text:style-name="Text_20_Body_20_List_20_Intro">Each image that you place in a spreadsheet is successively stacked on the preceding image, whether or not they overlap. Use the arrange commands to change the stacking order of images. You cannot change the stacking order of text.</text:p>
      <text:list xml:id="list201639045453096" text:continue-list="list201639666328502" text:style-name="Numbering_20_1">
        <text:list-item text:start-value="1">
          <text:p text:style-name="Numbering_20_1">Select the image you want to change.</text:p>
        </text:list-item>
        <text:list-item>
          <text:p text:style-name="Numbering_20_1">Go to <text:span text:style-name="Strong_20_Emphasis">Format &gt; Arrange</text:span> on the Menu bar, or right-click on the image, select <text:span text:style-name="Strong_20_Emphasis">Arrange</text:span> from the context menu, and select one of the arrangement options described below.</text:p>
        </text:list-item>
        <text:list-item>
          <text:p text:style-name="Numbering_20_1">Alternatively, click on one of the six arrangement icons on the Image toolbar to quickly move the image up or down the stacking order.</text:p>
        </text:list-item>
      </text:list>
      <text:p text:style-name="Text_20_Body_20_List_20_Intro">The arrangement options are as follows:</text:p>
      <text:list xml:id="list201638432553275" text:continue-list="list201638592102716" text:style-name="List_20_1">
        <text:list-item>
          <text:p text:style-name="List_20_1"><text:span text:style-name="Strong_20_Emphasis">Bring to Front</text:span> – moves the selected image to the top of the stacking order, so that it is in front of other images.</text:p>
        </text:list-item>
        <text:list-item>
          <text:p text:style-name="List_20_1"><text:span text:style-name="Strong_20_Emphasis">Forward One</text:span> – moves the selected image up one level, so that it is closer to top of the stacking order.</text:p>
        </text:list-item>
        <text:list-item>
          <text:p text:style-name="List_20_1"><text:span text:style-name="Strong_20_Emphasis">Back One</text:span> – moves the selected image down one level, so that it is closer to the bottom of the stacking order.</text:p>
        </text:list-item>
        <text:list-item>
          <text:p text:style-name="List_20_1"><text:span text:style-name="Strong_20_Emphasis">Send to Back</text:span> – moves the selected image to the bottom of the stacking order, so that it is behind the other images.</text:p>
        </text:list-item>
        <text:list-item>
          <text:p text:style-name="List_20_1"><text:span text:style-name="Strong_20_Emphasis">To Foreground</text:span> – moves the selected image in front of text.</text:p>
        </text:list-item>
        <text:list-item>
          <text:p text:style-name="List_20_1"><text:span text:style-name="Strong_20_Emphasis">To Background</text:span> – moves the selected image behind text. To select a background image so that you can modify or replace it, you have to use the Navigator. Other methods of selection, such as clicking or double-clicking, do not work.</text:p>
        </text:list-item>
      </text:list>
      <text:h text:style-name="Heading_20_2" text:outline-level="2"><text:bookmark-start text:name="__RefHeading__36112413"/><text:soft-page-break/><text:alphabetical-index-mark text:string-value="anchoring images"/><text:alphabetical-index-mark text:string-value="ukotvení" text:key1="obrázky"/>Ukotvení obrázků<text:bookmark-end text:name="__RefHeading__36112413"/></text:h>
      <text:p text:style-name="P29">Anchor images so they stay in their position in relation to other items.</text:p>
      <text:list xml:id="list201639009695487" text:continue-numbering="true" text:style-name="List_20_1">
        <text:list-item>
          <text:p text:style-name="P68"><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P68"><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P69"><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P29">To anchor an image or change the type of anchor used:</text:p>
      <text:list xml:id="list201638715410951" text:continue-numbering="true" text:style-name="List_20_1">
        <text:list-item>
          <text:p text:style-name="P61">Go to <text:span text:style-name="Strong_20_Emphasis">Format &gt; Anchor &gt; To Page</text:span> or <text:span text:style-name="Strong_20_Emphasis">To Cell</text:span> or <text:span text:style-name="Strong_20_Emphasis">To Cell (resize with cell) </text:span>on the Menu bar, or right-click on the image and select <text:span text:style-name="Strong_20_Emphasis">Anchor &gt; To Page</text:span> or <text:span text:style-name="Strong_20_Emphasis">To Cell</text:span> or <text:span text:style-name="Strong_20_Emphasis">To Cell (resize with cell) </text:span>from the context menu.</text:p>
        </text:list-item>
        <text:list-item>
          <text:p text:style-name="P61">Alternatively, click on the <text:span text:style-name="Strong_20_Emphasis">Anchor</text:span> icon on the Image toolbar and select <text:span text:style-name="Strong_20_Emphasis">To Page</text:span> or <text:span text:style-name="Strong_20_Emphasis"><text:span text:style-name="Strong_20_Emphasis">To Cell </text:span></text:span>or<text:span text:style-name="Strong_20_Emphasis"> To Cell (resize with cell)</text:span>.</text:p>
        </text:list-item>
      </text:list>
      <text:h text:style-name="Heading_20_2" text:outline-level="2"><text:bookmark-start text:name="__RefHeading__41593724"/><text:alphabetical-index-mark text:string-value="aligning images"/><text:alphabetical-index-mark text:string-value="zarovnání" text:key1="obrázky"/>Zarovnání obrázků<text:bookmark-end text:name="__RefHeading__41593724"/></text:h>
      <text:p text:style-name="P30">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201639246615240" text:continue-list="list201639045453096" text:style-name="Numbering_20_1">
        <text:list-item text:start-value="1">
          <text:p text:style-name="P73">Select all of the images to be aligned (select one and hold down the <text:span text:style-name="Keystroke">Shift</text:span> key while selecting others).</text:p>
        </text:list-item>
        <text:list-item>
          <text:p text:style-name="Numbering_20_1">Go to <text:span text:style-name="Strong_20_Emphasis">Format &gt; Align</text:span> on the Menu bar, or right-click on one of the images and select <text:span text:style-name="Strong_20_Emphasis">Align </text:span>from the context menu, or click on the <text:span text:style-name="Strong_20_Emphasis">Align</text:span> icon on the Image toolbar.</text:p>
        </text:list-item>
        <text:list-item>
          <text:p text:style-name="Numbering_20_1">Select one of the options available for alignment.</text:p>
        </text:list-item>
      </text:list>
      <text:h text:style-name="Heading_20_2" text:outline-level="2"><text:bookmark-start text:name="__RefHeading__5771_1681121268"/><text:alphabetical-index-mark text:string-value="grouping and ungrouping" text:key1="obrázky"/><text:alphabetical-index-mark text:string-value="obrázky" text:key1="grouping and ungrouping"/>Seskupování a oddělování obrázků<text:bookmark-end text:name="__RefHeading__5771_1681121268"/></text:h>
      <text:p text:style-name="Text_20_Body_20_List_20_Intro">To group several images so that they become a single object in the spreadsheet:</text:p>
      <text:list xml:id="list201639487941416" text:continue-list="list201639246615240"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Go to <text:span text:style-name="Strong_20_Emphasis">Format &gt; Group &gt; Group</text:span> on the Menu bar, or right-click on one of the selected images and select <text:span text:style-name="Strong_20_Emphasis">Group</text:span> from the context menu.</text:p>
        </text:list-item>
      </text:list>
      <text:p text:style-name="Text_20_Body_20_List_20_Intro"><text:bookmark-start text:name="__RefHeading__74313_720549803"/>To ungroup images:<text:bookmark-end text:name="__RefHeading__74313_720549803"/></text:p>
      <text:list xml:id="list201639761568102" text:continue-list="list201639487941416" text:style-name="OOoNum_20_123">
        <text:list-item text:start-value="1">
          <text:p text:style-name="P75">Select the image group you want to ungroup.</text:p>
        </text:list-item>
        <text:list-item>
          <text:p text:style-name="P75">Go to <text:span text:style-name="Strong_20_Emphasis">Format &gt; Group &gt; Ungroup</text:span> on the Menu bar, or right-click on one of the selected images and select <text:span text:style-name="Strong_20_Emphasis">Ungroup</text:span> from the context menu.</text:p>
        </text:list-item>
      </text:list>
      <text:p text:style-name="Text_20_Body_20_List_20_Intro"><text:bookmark-start text:name="__RefHeading__74315_720549803"/>To edit an image in a group:<text:bookmark-end text:name="__RefHeading__74315_720549803"/></text:p>
      <text:list xml:id="list201640265079381" text:continue-list="list201639761568102" text:style-name="OOoNum_20_123">
        <text:list-item text:start-value="1">
          <text:p text:style-name="P75">Select the image group where you want to edit an image within the group.</text:p>
        </text:list-item>
        <text:list-item>
          <text:p text:style-name="P75">Go to <text:span text:style-name="Strong_20_Emphasis">Format &gt; Group &gt; Enter Group</text:span> on the Menu bar, or right-click on one of the selected images and select <text:span text:style-name="Strong_20_Emphasis">Enter Group</text:span> from the context menu.</text:p>
        </text:list-item>
        <text:list-item>
          <text:p text:style-name="P75">Select the image you want to make changes to and make the changes.</text:p>
        </text:list-item>
        <text:list-item>
          <text:p text:style-name="P75">Go to <text:span text:style-name="Strong_20_Emphasis">Format &gt; Group &gt; Exit Group</text:span> on the Menu bar, or right-click on one of the selected images and select <text:span text:style-name="Strong_20_Emphasis">Exit Group</text:span> from the context menu.</text:p>
        </text:list-item>
      </text:list>
      <text:h text:style-name="Heading_20_1" text:outline-level="1"><text:bookmark-start text:name="__RefHeading__19799_587482907"/><text:soft-page-break/>Použití kreslicích nástrojů balíku LibreOffice<text:bookmark-end text:name="__RefHeading__19799_587482907"/></text:h>
      <text:p text:style-name="P14">Calc, like all other components of LibreOffice, has a range of tools to create drawings such as simple diagrams, using rectangles, circles, lines, text, and other shapes. You can group several drawing objects to make sure they maintain their relative position and proportion if you move or resize them.</text:p>
      <text:p text:style-name="Text_20_body">You can also use the drawing tools to annotate photographs, screen captures, or other illustrations produced by other programs, but this is not recommended. If you need to create complex drawings, it is recommended to use LibreOffice Draw and then insert the drawing into your spreadsheet. For a more detailed explanation, see the <text:span text:style-name="Emphasis">Draw Guide</text:span>.</text:p>
      <text:h text:style-name="Heading_20_2" text:outline-level="2"><text:bookmark-start text:name="__RefHeading__5266_1681121268"/><text:alphabetical-index-mark text:string-value="Kresba" text:key1="nástrojové lišty"/><text:alphabetical-index-mark text:string-value="Nástrojová lišta Kresba"/>Nástrojová lišta Kresba<text:bookmark-end text:name="__RefHeading__5266_1681121268"/></text:h>
      <text:p text:style-name="P15">To begin using the drawing tools, go to <text:span text:style-name="Strong_20_Emphasis">View &gt; Toolbars &gt; Drawing</text:span> to open the Drawing toolbar, which appears in its default position at the bottom of the spreadsheet. You can make this toolbar a floating toolbar and move it to a convenient position.</text:p>
      <text:p text:style-name="P15">When the Drawing toolbar opens, it opens with a default set of tools as shown in Figure <text:sequence-ref text:reference-format="value" text:ref-name="refFigure7">8</text:sequence-ref>. Hover the mouse pointer over a tool to see a tooltip describing its function. Icons with small arrows to the right side open with palettes of tools. To add tools to the Drawing toolbar, right-click in an empty area on the toolbar and select <text:span text:style-name="Strong_20_Emphasis">Visible Buttons</text:span> from the context menu.</text:p>
      <text:p text:style-name="Figure"><draw:frame draw:style-name="fr6" draw:name="Frame11" text:anchor-type="as-char" svg:width="16.79cm" draw:z-index="20"><draw:text-box fo:min-height="1.184cm"><text:p text:style-name="Caption"><draw:frame draw:style-name="fr11" draw:name="Image2" text:anchor-type="paragraph" svg:width="16.637cm" svg:height="0.737cm" draw:z-index="24"><draw:image xlink:href="Pictures/100002010000034600000025EA268ED2ED7DBA35.png" xlink:type="simple" xlink:show="embed" xlink:actuate="onLoad" loext:mime-type="image/png"/></draw:frame>Figure <text:sequence text:ref-name="refFigure7" text:name="Figure" text:formula="ooow:Figure+1" style:num-format="1">8</text:sequence>: Drawing toolbar</text:p></draw:text-box></draw:frame></text:p>
      <text:p text:style-name="P26">Chceme-li použít kreslicí nástroj:</text:p>
      <text:list xml:id="list1449131074" text:style-name="Numbering_20_1">
        <text:list-item>
          <text:p text:style-name="P74">Click on the tool in the Drawing toolbar (Figure <text:sequence-ref text:reference-format="value" text:ref-name="refFigure7">8</text:sequence-ref>). The mouse pointer changes to a drawing-functions pointer <draw:frame draw:style-name="fr14" draw:name="Image4" text:anchor-type="as-char" svg:width="0.556cm" svg:height="0.609cm" draw:z-index="1"><draw:image xlink:href="Pictures/100000000000001500000017EAFF80DC363F2CF0.png" xlink:type="simple" xlink:show="embed" xlink:actuate="onLoad" loext:mime-type="image/png"/></draw:frame><text:s/>and the normal Formatting toolbar changes to the Drawing Object Properties toolbar, becoming a floating toolbar (Figure <text:sequence-ref text:reference-format="value" text:ref-name="refFigure8">9</text:sequence-ref>).</text:p>
        </text:list-item>
        <text:list-item>
          <text:p text:style-name="P76">Move the cross-hair pointer to the place in the document where you want the drawing object to appear and then click and drag to create the object. Uvolníme levé tlačítko myši. Vybraná kreslicí funkce zůstává aktivní, můžeme proto nakreslit jiný objekt téhož typu.</text:p>
        </text:list-item>
        <text:list-item>
          <text:p text:style-name="P76">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P76">You can now change the properties (fill color, line type and weight, anchoring, and others) of the drawing object using the Drawing Object Properties toolbar (Figure <text:sequence-ref text:reference-format="value" text:ref-name="refFigure8">9</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Drawing Object Properties, overview" text:key1="nástrojové lišty"/><text:alphabetical-index-mark text:string-value="using with drawing objects" text:key1="Karta vlastnosti"/><text:alphabetical-index-mark text:string-value="using with drawing objects" text:key1="Karta vlastnosti"/><text:alphabetical-index-mark text:string-value="Nástrojová lišta Vlastnosti kresby"/><text:alphabetical-index-mark text:string-value="setting the properties of" text:key1="kresby"/><text:alphabetical-index-mark text:string-value="Properties deck, using with images" text:key1="Postranní lišta"/>Nastavení vlastností objektů kresba<text:bookmark-end text:name="__RefHeading__19801_587482907"/></text:h>
      <text:p text:style-name="Text_20_body">For more information on the properties of drawing objects, see the <text:span text:style-name="Emphasis">Draw Guide</text:span>.</text:p>
      <text:p text:style-name="Text_20_Body_20_List_20_Intro">You can set some default properties for a drawing object before you draw an object. These default properties are applied only to the current spreadsheet and are not retained when you close the spreadsheet. The properties apply only to drawing objects.</text:p>
      <text:list xml:id="list56079655" text:style-name="Numbering_20_1">
        <text:list-item text:start-value="1">
          <text:p text:style-name="Numbering_20_1">Click <text:span text:style-name="Strong_20_Emphasis">Select</text:span> on the Drawing toolbar (Figure <text:sequence-ref text:reference-format="value" text:ref-name="refFigure7">8</text:sequence-ref>).</text:p>
        </text:list-item>
        <text:list-item>
          <text:p text:style-name="Numbering_20_1">On the Drawing Object Properties toolbar (Figure <text:sequence-ref text:reference-format="value" text:ref-name="refFigure8">9</text:sequence-ref>), set the values you want to use for each property. When you select area or line properties, dialogs open where you can set the values used for area or line.</text:p>
        </text:list-item>
      </text:list>
      <text:p text:style-name="Figure"><draw:frame draw:style-name="fr5" draw:name="Frame12" text:anchor-type="as-char" svg:width="13.591cm" draw:z-index="7"><draw:text-box fo:min-height="1.355cm"><text:p text:style-name="Caption"><draw:frame draw:style-name="fr11" draw:name="Image3" text:anchor-type="paragraph" svg:width="13.492cm" svg:height="0.908cm" draw:z-index="11"><draw:image xlink:href="Pictures/1000020100000243000000277A63F7D04A284EE9.png" xlink:type="simple" xlink:show="embed" xlink:actuate="onLoad" loext:mime-type="image/png"/></draw:frame>Obrázek <text:sequence text:ref-name="refFigure8" text:name="Figure" text:formula="ooow:Figure+1" style:num-format="1">9</text:sequence>: Nástrojová lišta Vlastnosti kresby</text:p></draw:text-box></draw:frame></text:p>
      <text:list xml:id="list201640021617141" text:continue-numbering="true" text:style-name="Numbering_20_1">
        <text:list-item>
          <text:p text:style-name="P77"><text:soft-page-break/>After you draw an object or group it with another object, more properties become active. These appear on the toolbar (Figure <text:sequence-ref text:reference-format="value" text:ref-name="refFigure9">10</text:sequence-ref>) and some are shown in the Properties deck of the Sidebar (Figure <text:sequence-ref text:reference-format="value" text:ref-name="refFigure10">11</text:sequence-ref>).</text:p>
        </text:list-item>
      </text:list>
      <text:p text:style-name="Figure"><draw:frame draw:style-name="fr4" draw:name="Frame3" text:anchor-type="as-char" svg:width="16.178cm" draw:z-index="12"><draw:text-box fo:min-height="1.012cm"><text:p text:style-name="Caption"><draw:frame draw:style-name="fr13" draw:name="Image5" text:anchor-type="as-char" svg:width="16.104cm" svg:height="0.483cm" draw:z-index="13"><draw:image xlink:href="Pictures/10000201000003F70000001FC652DD4CA4F8CD07.png" xlink:type="simple" xlink:show="embed" xlink:actuate="onLoad" loext:mime-type="image/png"/></draw:frame><text:line-break/>Figure <text:sequence text:ref-name="refFigure9" text:name="Figure" text:formula="ooow:Figure+1" style:num-format="1">10</text:sequence>: Drawing Object Properties toolbar after inserting an object</text:p></draw:text-box></draw:frame></text:p>
      <text:p text:style-name="P19">You can change the properties of an existing drawing object (fill color, line type and weight, anchoring, and so on) using the Drawing Object Properties toolbar (Figure <text:sequence-ref text:reference-format="value" text:ref-name="refFigure8">9</text:sequence-ref>), the Properties deck on the Sidebar, or the context menu when you right-click on the drawing object.</text:p>
      <text:p text:style-name="Figure"><draw:frame draw:style-name="fr3" draw:name="Frame4" text:anchor-type="as-char" svg:width="7.1cm" draw:z-index="21"><draw:text-box fo:min-height="12cm"><text:p text:style-name="P24"><draw:frame draw:style-name="fr12" draw:name="Image6" text:anchor-type="paragraph" svg:width="7.1cm" style:rel-width="100%" svg:height="12cm" style:rel-height="scale" draw:z-index="25"><draw:image xlink:href="Pictures/100002010000016900000290CB215CA7FBE40BF7.png" xlink:type="simple" xlink:show="embed" xlink:actuate="onLoad" loext:mime-type="image/png"/></draw:frame><text:line-break/>Figure <text:sequence text:ref-name="refFigure10" text:name="Figure" text:formula="ooow:Figure+1" style:num-format="1">11</text:sequence>: Properties deck in Sidebar for drawing object</text:p></draw:text-box></draw:frame></text:p>
      <text:h text:style-name="Heading_20_2" text:outline-level="2"><text:bookmark-start text:name="__RefHeading__19803_587482907"/><text:alphabetical-index-mark text:string-value="změna velikosti" text:key1="kresby"/><text:alphabetical-index-mark text:string-value="kresby" text:key1="změna velikosti"/>Změna velikosti objektů kresba<text:bookmark-end text:name="__RefHeading__19803_587482907"/></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on page <text:bookmark-ref text:reference-format="page" text:ref-name="__RefHeading__19779_587482907">10</text:bookmark-ref>.</text:p>
      <text:h text:style-name="Heading_20_2" text:outline-level="2"><text:bookmark-start text:name="__RefHeading__19805_587482907"/><text:alphabetical-index-mark text:string-value="grouping and ungrouping" text:key1="kresby"/><text:alphabetical-index-mark text:string-value="kresby" text:key1="grouping and ungrouping"/>Seskupování a oddělování objektů kresba<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2</text:bookmark-ref>.</text:p>
      <text:h text:style-name="Heading_20_1" text:outline-level="1"><text:bookmark-start text:name="__RefHeading__4106_1681121268"/><text:alphabetical-index-mark text:string-value="additional tools in context menu" text:key1="obrázky"/><text:alphabetical-index-mark text:string-value="additional tools in context menu" text:key1="kresby"/>Další nástroje<text:bookmark-end text:name="__RefHeading__4106_1681121268"/></text:h>
      <text:p text:style-name="Text_20_body">Some additional tools are available when you right-click on an image or drawing object and open the context menu.</text:p>
      <text:p text:style-name="Definition_20_Term"><text:bookmark-start text:name="__RefHeading__19789_587482907"/><text:soft-page-break/>Popis<text:bookmark-end text:name="__RefHeading__19789_587482907"/></text:p>
      <text:p text:style-name="Text_20_body_20_indent">You can add metadata in the form of a title and description to an image. This information is used by accessibility tools (such as screen reader software) and as ALT (alternative text) attributes if you export the document to HTML.</text:p>
      <text:p text:style-name="Definition_20_Term"><text:bookmark-start text:name="__RefHeading__19791_587482907"/>Název<text:bookmark-end text:name="__RefHeading__19791_587482907"/></text:p>
      <text:p text:style-name="Text_20_body_20_indent">You can add a custom name to be assigned to an image; this will make the image easier to find in the Navigator. Also, assigning names to images helps identify them when teams of people are working on the same multi-page spreadsheet.</text:p>
      <text:p text:style-name="Definition_20_Term"><text:bookmark-start text:name="__RefHeading__19793_587482907"/>Rotate or Flip<text:bookmark-end text:name="__RefHeading__19793_587482907"/></text:p>
      <text:p text:style-name="Text_20_body_20_indent">You can rotate the image or flip it horizontally or vertically.</text:p>
      <text:p text:style-name="Definition_20_Term"><text:bookmark-start text:name="__RefHeading___Toc47006_1507088200"/>Assign Macro<text:bookmark-end text:name="__RefHeading___Toc47006_1507088200"/></text:p>
      <text:p text:style-name="Text_20_body_20_indent">Opens the Assign Macro dialog so you can add programmable functionality to the graphic. Calc has a very good macro functionality. For more information, see Chapter 12, Macros.</text:p>
      <text:p text:style-name="Definition_20_Term"><text:bookmark-start text:name="__RefHeading__4829_1256874921"/>Edit Hyperlink<text:bookmark-end text:name="__RefHeading__4829_1256874921"/></text:p>
      <text:p text:style-name="Text_20_body_20_indent">You can define a hyperlink from an image to another location in your spreadsheet, another document, or a web page. Select <text:span text:style-name="Strong_20_Emphasis">Edit Hyperlink</text:span> from the context menu to open the Hyperlink dialog. See Chapter 10, Linking Data, for more information on hyperlinks.</text:p>
      <text:p text:style-name="Definition_20_Term"><text:bookmark-start text:name="__RefHeading___Toc47008_1507088200"/>Compress<text:bookmark-end text:name="__RefHeading___Toc47008_1507088200"/></text:p>
      <text:p text:style-name="Text_20_body_20_indent">You can compress images to reduce the file size of the spreadsheet. Select <text:span text:style-name="Strong_20_Emphasis">Compress</text:span> from the context menu to open a Compress Image dialog where you can set the compression options. (Option not available for drawing objects.)</text:p>
      <text:p text:style-name="Definition_20_Term"><text:bookmark-start text:name="__RefHeading__4833_1256874921"/>Edit with External Tool<text:bookmark-end text:name="__RefHeading__4833_1256874921"/></text:p>
      <text:p text:style-name="P42">You can edit an image with an external tool. The dialog that opens will depend on your computer setup. (Option not available for drawing objects.)</text:p>
      <text:h text:style-name="P45" text:outline-level="1"><text:bookmark-start text:name="__RefHeading___Toc78498_1507088200"/><text:alphabetical-index-mark text:string-value="Fontwork objects"/>Použití písmomalby<text:bookmark-end text:name="__RefHeading___Toc78498_1507088200"/></text:h>
      <text:p text:style-name="P16">With Fontwork, you can create graphical text art objects to make your work more attractive. Máme na výběr z velkého množství různých nastavení těchto textových objektů (čára, oblast, umístění, velikost a další).</text:p>
      <text:p text:style-name="P16">Písmomalba je k dispozici v každé součásti balíku LibreOffice, nicméně ve způsobu, jakými ji každá součást zobrazuje, jsou drobné rozdíly.</text:p>
      <text:h text:style-name="P51" text:outline-level="2"><text:bookmark-start text:name="__RefHeading__13217_2065861793"/>Vytváření objektů písmomalby<text:bookmark-end text:name="__RefHeading__13217_2065861793"/></text:h>
      <text:list xml:id="list201640287459971" text:continue-list="list201639353674056" text:style-name="Numbering_20_1">
        <text:list-item text:start-value="1">
          <text:p text:style-name="P80">On the Fontwork toolbar (<text:span text:style-name="Strong_20_Emphasis">View &gt; Toolbars &gt; Fontwork</text:span>) or the Drawing toolbar (<text:span text:style-name="Strong_20_Emphasis">View &gt; Toolbars &gt; Drawing</text:span>), click the <text:span text:style-name="Strong_20_Emphasis">Fontwork</text:span> icon.</text:p>
        </text:list-item>
        <text:list-item>
          <text:p text:style-name="P78">In the Fontwork Gallery (Figure <text:sequence-ref text:reference-format="value" text:ref-name="refFigure11">12</text:sequence-ref>), select a Fontwork style, then click <text:span text:style-name="Strong_20_Emphasis">OK</text:span>. The Fontwork object will appear in the document.</text:p>
        </text:list-item>
        <text:list-item>
          <text:p text:style-name="P81">Double-click the object to edit the Fontwork text (see Figure <text:sequence-ref text:reference-format="value" text:ref-name="refFigure12">13</text:sequence-ref>). Vybereme text a černý nápis Fontwork, který se zobrazuje přes objekt, nahradíme vlastním textem.</text:p>
        </text:list-item>
        <text:list-item>
          <text:p text:style-name="P79">Klepneme kamkoliv na volné místo nebo stiskneme <text:span text:style-name="Keystroke">[Esc]</text:span>, čímž změny aplikujeme.</text:p>
        </text:list-item>
      </text:list>
      <text:p text:style-name="Figure"><text:soft-page-break/><draw:frame draw:style-name="fr2" draw:name="Frame53" text:anchor-type="as-char" svg:width="8.943cm" draw:z-index="26"><draw:text-box fo:min-height="10.322cm"><text:p text:style-name="Caption"><draw:frame draw:style-name="fr11" draw:name="Image13" text:anchor-type="paragraph" svg:width="8.943cm" svg:height="9.813cm" draw:z-index="27"><draw:image xlink:href="Pictures/10000201000001D900000207BF1DC02F6B0D6F0F.png" xlink:type="simple" xlink:show="embed" xlink:actuate="onLoad" loext:mime-type="image/png"/></draw:frame>Figure <text:sequence text:ref-name="refFigure11" text:name="Figure" text:formula="ooow:Figure+1" style:num-format="1">12</text:sequence>: The Fontwork Gallery</text:p></draw:text-box></draw:frame></text:p>
      <text:p text:style-name="P36"><draw:frame draw:style-name="fr1" draw:name="Frame81" text:anchor-type="as-char" svg:width="6.036cm" draw:z-index="22"><draw:text-box fo:min-height="3.471cm"><text:p text:style-name="Caption"><draw:frame draw:style-name="fr10" draw:name="Image41" text:anchor-type="paragraph" svg:width="5.65cm" svg:height="3cm" draw:z-index="23"><draw:image xlink:href="Pictures/1000020100000156000000C79BF7F9E2B207B9A8.png" xlink:type="simple" xlink:show="embed" xlink:actuate="onLoad" loext:mime-type="image/png"/></draw:frame>Figure <text:sequence text:ref-name="refFigure12" text:name="Figure" text:formula="ooow:Figure+1" style:num-format="1">13</text:sequence>: Editing Fontwork text</text:p></draw:text-box></draw:frame></text:p>
      <text:h text:style-name="P51" text:outline-level="2"><text:bookmark-start text:name="__RefHeading__13219_2065861793"/>Úprava objektů písmomalby<text:bookmark-end text:name="__RefHeading__13219_2065861793"/></text:h>
      <text:p text:style-name="P17">Jakmile je objekt písmomalby vytvořen, můžeme upravit některé jeho vlastnosti. To do this, you can use the Fontwork toolbar, the Formatting toolbar, or menu options. For more information, see Chapter 11, Images and Graphics, in the <text:span text:style-name="Emphasis">Getting Started Guide</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inition" style:family="text">
      <style:text-properties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nástrojů kreslení LibreOffice</text:chapter> | <text:page-number text:select-page="current">13</text:page-number></text:p>
      </style:footer>
      <style:footer-left>
        <text:p text:style-name="Footer"><text:page-number text:select-page="current">16 </text:page-number><text:s/> | <text:title>Kapitola 5 Použití grafiky v programu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5 Použití grafiky v programu Calc </text:title><text:s/> | <text:page-number text:select-page="current">3</text:page-number></text:p>
      </style:footer>
      <style:footer-left>
        <text:p text:style-name="Footer"><text:page-number text:select-page="current">0</text:page-number> | <text:title>Kapitola 5 Použití grafiky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5 Použití grafiky v programu Calc</dc:title>
    <meta:document-statistic meta:table-count="3" meta:image-count="15" meta:object-count="0" meta:page-count="16" meta:paragraph-count="312" meta:word-count="4859" meta:character-count="27671" meta:non-whitespace-character-count="23125"/>
    <meta:user-defined meta:name="Guide Name">Calc Guide</meta:user-defined>
    <meta:user-defined meta:name="LibreOffive Version" meta:value-type="float">6.4</meta:user-defined>
  </office:meta>
</office:document-meta>
</file>